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08.png" manifest:media-type="image/png"/>
  <manifest:file-entry manifest:full-path="media/image109.png" manifest:media-type="image/png"/>
  <manifest:file-entry manifest:full-path="media/image110.png" manifest:media-type="image/png"/>
  <manifest:file-entry manifest:full-path="media/image111.png" manifest:media-type="image/png"/>
  <manifest:file-entry manifest:full-path="media/image112.png" manifest:media-type="image/png"/>
  <manifest:file-entry manifest:full-path="media/image113.png" manifest:media-type="image/png"/>
  <manifest:file-entry manifest:full-path="media/image114.png" manifest:media-type="image/png"/>
  <manifest:file-entry manifest:full-path="media/image115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png" manifest:media-type="image/png"/>
  <manifest:file-entry manifest:full-path="media/image125.png" manifest:media-type="image/png"/>
  <manifest:file-entry manifest:full-path="media/image126.png" manifest:media-type="image/png"/>
  <manifest:file-entry manifest:full-path="media/image127.png" manifest:media-type="image/png"/>
  <manifest:file-entry manifest:full-path="media/image128.png" manifest:media-type="image/png"/>
  <manifest:file-entry manifest:full-path="media/image129.png" manifest:media-type="image/png"/>
  <manifest:file-entry manifest:full-path="media/image130.png" manifest:media-type="image/png"/>
  <manifest:file-entry manifest:full-path="media/image131.png" manifest:media-type="image/png"/>
  <manifest:file-entry manifest:full-path="media/image132.png" manifest:media-type="image/png"/>
  <manifest:file-entry manifest:full-path="media/image133.png" manifest:media-type="image/png"/>
  <manifest:file-entry manifest:full-path="media/image134.png" manifest:media-type="image/png"/>
  <manifest:file-entry manifest:full-path="media/image135.png" manifest:media-type="image/png"/>
  <manifest:file-entry manifest:full-path="media/image136.png" manifest:media-type="image/png"/>
  <manifest:file-entry manifest:full-path="media/image137.png" manifest:media-type="image/png"/>
  <manifest:file-entry manifest:full-path="media/image138.png" manifest:media-type="image/png"/>
  <manifest:file-entry manifest:full-path="media/image1.png" manifest:media-type="image/png"/>
  <manifest:file-entry manifest:full-path="media/image140.png" manifest:media-type="image/png"/>
  <manifest:file-entry manifest:full-path="media/image141.png" manifest:media-type="image/png"/>
  <manifest:file-entry manifest:full-path="media/image142.png" manifest:media-type="image/png"/>
  <manifest:file-entry manifest:full-path="media/image143.png" manifest:media-type="image/png"/>
  <manifest:file-entry manifest:full-path="media/image144.png" manifest:media-type="image/png"/>
  <manifest:file-entry manifest:full-path="media/image145.png" manifest:media-type="image/png"/>
  <manifest:file-entry manifest:full-path="media/image146.png" manifest:media-type="image/png"/>
  <manifest:file-entry manifest:full-path="media/image147.png" manifest:media-type="image/png"/>
  <manifest:file-entry manifest:full-path="media/image148.png" manifest:media-type="image/png"/>
  <manifest:file-entry manifest:full-path="media/image149.png" manifest:media-type="image/png"/>
  <manifest:file-entry manifest:full-path="media/image150.png" manifest:media-type="image/png"/>
  <manifest:file-entry manifest:full-path="media/image151.png" manifest:media-type="image/png"/>
  <manifest:file-entry manifest:full-path="media/image152.png" manifest:media-type="image/png"/>
  <manifest:file-entry manifest:full-path="media/image153.png" manifest:media-type="image/png"/>
  <manifest:file-entry manifest:full-path="media/image154.png" manifest:media-type="image/png"/>
  <manifest:file-entry manifest:full-path="media/image155.png" manifest:media-type="image/png"/>
  <manifest:file-entry manifest:full-path="media/image156.png" manifest:media-type="image/png"/>
  <manifest:file-entry manifest:full-path="media/image157.png" manifest:media-type="image/png"/>
  <manifest:file-entry manifest:full-path="media/image158.png" manifest:media-type="image/png"/>
  <manifest:file-entry manifest:full-path="media/image159.png" manifest:media-type="image/png"/>
  <manifest:file-entry manifest:full-path="media/image160.png" manifest:media-type="image/png"/>
  <manifest:file-entry manifest:full-path="media/image161.png" manifest:media-type="image/png"/>
  <manifest:file-entry manifest:full-path="media/image139.png" manifest:media-type="image/png"/>
  <manifest:file-entry manifest:full-path="media/image163.png" manifest:media-type="image/png"/>
  <manifest:file-entry manifest:full-path="media/image164.png" manifest:media-type="image/png"/>
  <manifest:file-entry manifest:full-path="media/image165.png" manifest:media-type="image/png"/>
  <manifest:file-entry manifest:full-path="media/image166.png" manifest:media-type="image/png"/>
  <manifest:file-entry manifest:full-path="media/image167.png" manifest:media-type="image/png"/>
  <manifest:file-entry manifest:full-path="media/image168.png" manifest:media-type="image/png"/>
  <manifest:file-entry manifest:full-path="media/image169.png" manifest:media-type="image/png"/>
  <manifest:file-entry manifest:full-path="media/image170.png" manifest:media-type="image/png"/>
  <manifest:file-entry manifest:full-path="media/image171.png" manifest:media-type="image/png"/>
  <manifest:file-entry manifest:full-path="media/image172.png" manifest:media-type="image/png"/>
  <manifest:file-entry manifest:full-path="media/image173.png" manifest:media-type="image/png"/>
  <manifest:file-entry manifest:full-path="media/image174.png" manifest:media-type="image/png"/>
  <manifest:file-entry manifest:full-path="media/image175.png" manifest:media-type="image/png"/>
  <manifest:file-entry manifest:full-path="media/image176.png" manifest:media-type="image/png"/>
  <manifest:file-entry manifest:full-path="media/image177.png" manifest:media-type="image/png"/>
  <manifest:file-entry manifest:full-path="media/image178.png" manifest:media-type="image/png"/>
  <manifest:file-entry manifest:full-path="media/image179.png" manifest:media-type="image/png"/>
  <manifest:file-entry manifest:full-path="media/image180.png" manifest:media-type="image/png"/>
  <manifest:file-entry manifest:full-path="media/image181.png" manifest:media-type="image/png"/>
  <manifest:file-entry manifest:full-path="media/image18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16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fo:font-size="14pt" style:font-size-asian="14pt" style:font-size-complex="14pt"/>
    </style:style>
    <style:style style:name="T2" style:parent-style-name="Car.predefinitoparagrafo" style:family="text">
      <style:text-properties style:font-name="Calibri" fo:font-size="14pt" style:font-size-asian="14pt" style:font-size-complex="14pt"/>
    </style:style>
    <style:style style:name="T3" style:parent-style-name="Car.predefinitoparagrafo" style:family="text">
      <style:text-properties style:font-name="Calibri" fo:font-size="14pt" style:font-size-asian="14pt" style:font-size-complex="14pt"/>
    </style:style>
    <style:style style:name="T4" style:parent-style-name="Car.predefinitoparagrafo" style:family="text">
      <style:text-properties style:font-name="Calibri" fo:font-size="14pt" style:font-size-asian="14pt" style:font-size-complex="14pt"/>
    </style:style>
    <style:style style:name="T5" style:parent-style-name="Car.predefinitoparagrafo" style:family="text">
      <style:text-properties style:font-name="Calibri" fo:font-size="14pt" style:font-size-asian="14pt" style:font-size-complex="14pt"/>
    </style:style>
    <style:style style:name="T6" style:parent-style-name="Car.predefinitoparagrafo" style:family="text">
      <style:text-properties style:font-name="Calibri" fo:font-size="14pt" style:font-size-asian="14pt" style:font-size-complex="14pt"/>
    </style:style>
    <style:style style:name="T7" style:parent-style-name="Car.predefinitoparagrafo" style:family="text">
      <style:text-properties style:font-name="Calibri" fo:font-size="14pt" style:font-size-asian="14pt" style:font-size-complex="14pt"/>
    </style:style>
    <style:style style:name="T8" style:parent-style-name="Car.predefinitoparagrafo" style:family="text">
      <style:text-properties style:font-name="Calibri" fo:font-size="14pt" style:font-size-asian="14pt" style:font-size-complex="14pt"/>
    </style:style>
    <style:style style:name="T9" style:parent-style-name="Car.predefinitoparagrafo" style:family="text">
      <style:text-properties style:font-name="Calibri" fo:font-size="14pt" style:font-size-asian="14pt" style:font-size-complex="14pt"/>
    </style:style>
    <style:style style:name="T10" style:parent-style-name="Car.predefinitoparagrafo" style:family="text">
      <style:text-properties style:font-name="Calibri" fo:font-size="14pt" style:font-size-asian="14pt" style:font-size-complex="14pt"/>
    </style:style>
    <style:style style:name="T11" style:parent-style-name="Car.predefinitoparagrafo" style:family="text">
      <style:text-properties style:font-name="Calibri" fo:font-size="14pt" style:font-size-asian="14pt" style:font-size-complex="14pt"/>
    </style:style>
    <style:style style:name="T12" style:parent-style-name="Car.predefinitoparagrafo" style:family="text">
      <style:text-properties style:font-name="Calibri" fo:font-size="14pt" style:font-size-asian="14pt" style:font-size-complex="14pt"/>
    </style:style>
    <style:style style:name="T13" style:parent-style-name="Car.predefinitoparagrafo" style:family="text">
      <style:text-properties style:font-name="Calibri" fo:font-size="14pt" style:font-size-asian="14pt" style:font-size-complex="14pt"/>
    </style:style>
    <style:style style:name="T14" style:parent-style-name="Car.predefinitoparagrafo" style:family="text">
      <style:text-properties style:font-name="Calibri" fo:font-size="14pt" style:font-size-asian="14pt" style:font-size-complex="14pt"/>
    </style:style>
    <style:style style:name="T15" style:parent-style-name="Car.predefinitoparagrafo" style:family="text">
      <style:text-properties style:font-name="Calibri" fo:font-size="14pt" style:font-size-asian="14pt" style:font-size-complex="14pt"/>
    </style:style>
    <style:style style:name="T16" style:parent-style-name="Car.predefinitoparagrafo" style:family="text">
      <style:text-properties style:font-name="Calibri" fo:font-size="14pt" style:font-size-asian="14pt" style:font-size-complex="14pt"/>
    </style:style>
    <style:style style:name="T17" style:parent-style-name="Car.predefinitoparagrafo" style:family="text">
      <style:text-properties style:font-name="Calibri" fo:font-size="14pt" style:font-size-asian="14pt" style:font-size-complex="14pt"/>
    </style:style>
    <style:style style:name="T18" style:parent-style-name="Car.predefinitoparagrafo" style:family="text">
      <style:text-properties style:font-name="Calibri" fo:font-size="14pt" style:font-size-asian="14pt" style:font-size-complex="14pt"/>
    </style:style>
    <style:style style:name="T19" style:parent-style-name="Car.predefinitoparagrafo" style:family="text">
      <style:text-properties style:font-name="Calibri" fo:font-size="14pt" style:font-size-asian="14pt" style:font-size-complex="14pt"/>
    </style:style>
    <style:style style:name="T20" style:parent-style-name="Car.predefinitoparagrafo" style:family="text">
      <style:text-properties style:font-name="Calibri" fo:font-size="14pt" style:font-size-asian="14pt" style:font-size-complex="14pt"/>
    </style:style>
    <style:style style:name="T21" style:parent-style-name="Car.predefinitoparagrafo" style:family="text">
      <style:text-properties style:font-name="Calibri" fo:font-size="14pt" style:font-size-asian="14pt" style:font-size-complex="14pt"/>
    </style:style>
    <style:style style:name="T22" style:parent-style-name="Car.predefinitoparagrafo" style:family="text">
      <style:text-properties style:font-name="Calibri" fo:font-size="14pt" style:font-size-asian="14pt" style:font-size-complex="14pt"/>
    </style:style>
    <style:style style:name="T23" style:parent-style-name="Car.predefinitoparagrafo" style:family="text">
      <style:text-properties style:font-name="Calibri" fo:font-size="14pt" style:font-size-asian="14pt" style:font-size-complex="14pt"/>
    </style:style>
    <style:style style:name="T24" style:parent-style-name="Car.predefinitoparagrafo" style:family="text">
      <style:text-properties style:font-name="Calibri" fo:font-size="14pt" style:font-size-asian="14pt" style:font-size-complex="14pt"/>
    </style:style>
    <style:style style:name="T25" style:parent-style-name="Car.predefinitoparagrafo" style:family="text">
      <style:text-properties style:font-name="Calibri" fo:font-size="14pt" style:font-size-asian="14pt" style:font-size-complex="14pt"/>
    </style:style>
    <style:style style:name="T26" style:parent-style-name="Car.predefinitoparagrafo" style:family="text">
      <style:text-properties style:font-name="Calibri" fo:font-size="14pt" style:font-size-asian="14pt" style:font-size-complex="14pt"/>
    </style:style>
    <style:style style:name="T27" style:parent-style-name="Car.predefinitoparagrafo" style:family="text">
      <style:text-properties style:font-name="Calibri" fo:font-size="14pt" style:font-size-asian="14pt" style:font-size-complex="14pt"/>
    </style:style>
    <style:style style:name="T28" style:parent-style-name="Car.predefinitoparagrafo" style:family="text">
      <style:text-properties style:font-name="Calibri" fo:font-size="14pt" style:font-size-asian="14pt" style:font-size-complex="14pt"/>
    </style:style>
    <style:style style:name="T29" style:parent-style-name="Car.predefinitoparagrafo" style:family="text">
      <style:text-properties style:font-name="Calibri" fo:font-size="14pt" style:font-size-asian="14pt" style:font-size-complex="14pt"/>
    </style:style>
    <style:style style:name="T30" style:parent-style-name="Car.predefinitoparagrafo" style:family="text">
      <style:text-properties style:font-name="Calibri" fo:font-size="14pt" style:font-size-asian="14pt" style:font-size-complex="14pt"/>
    </style:style>
    <style:style style:name="T31" style:parent-style-name="Car.predefinitoparagrafo" style:family="text">
      <style:text-properties style:font-name="Calibri" fo:font-size="14pt" style:font-size-asian="14pt" style:font-size-complex="14pt"/>
    </style:style>
    <style:style style:name="T32" style:parent-style-name="Car.predefinitoparagrafo" style:family="text">
      <style:text-properties style:font-name="Calibri" fo:font-size="14pt" style:font-size-asian="14pt" style:font-size-complex="14pt"/>
    </style:style>
    <style:style style:name="T33" style:parent-style-name="Car.predefinitoparagrafo" style:family="text">
      <style:text-properties style:font-name="Calibri" fo:font-size="14pt" style:font-size-asian="14pt" style:font-size-complex="14pt"/>
    </style:style>
    <style:style style:name="T34" style:parent-style-name="Car.predefinitoparagrafo" style:family="text">
      <style:text-properties style:font-name="Calibri" fo:font-size="14pt" style:font-size-asian="14pt" style:font-size-complex="14pt"/>
    </style:style>
    <style:style style:name="T35" style:parent-style-name="Car.predefinitoparagrafo" style:family="text">
      <style:text-properties style:font-name="Calibri" fo:font-size="14pt" style:font-size-asian="14pt" style:font-size-complex="14pt"/>
    </style:style>
    <style:style style:name="T36" style:parent-style-name="Car.predefinitoparagrafo" style:family="text">
      <style:text-properties style:font-name="Calibri" fo:font-size="14pt" style:font-size-asian="14pt" style:font-size-complex="14pt"/>
    </style:style>
    <style:style style:name="T37" style:parent-style-name="Car.predefinitoparagrafo" style:family="text">
      <style:text-properties style:font-name="Calibri" fo:font-size="14pt" style:font-size-asian="14pt" style:font-size-complex="14pt"/>
    </style:style>
    <style:style style:name="T38" style:parent-style-name="Car.predefinitoparagrafo" style:family="text">
      <style:text-properties style:font-name="Calibri" fo:font-size="14pt" style:font-size-asian="14pt" style:font-size-complex="14pt"/>
    </style:style>
    <style:style style:name="T39" style:parent-style-name="Car.predefinitoparagrafo" style:family="text">
      <style:text-properties style:font-name="Calibri" fo:font-size="14pt" style:font-size-asian="14pt" style:font-size-complex="14pt"/>
    </style:style>
    <style:style style:name="T40" style:parent-style-name="Car.predefinitoparagrafo" style:family="text">
      <style:text-properties style:font-name="Calibri" fo:font-size="14pt" style:font-size-asian="14pt" style:font-size-complex="14pt"/>
    </style:style>
    <style:style style:name="T41" style:parent-style-name="Car.predefinitoparagrafo" style:family="text">
      <style:text-properties style:font-name="Calibri" fo:font-size="14pt" style:font-size-asian="14pt" style:font-size-complex="14pt"/>
    </style:style>
    <style:style style:name="T42" style:parent-style-name="Car.predefinitoparagrafo" style:family="text">
      <style:text-properties style:font-name="Calibri" fo:font-size="14pt" style:font-size-asian="14pt" style:font-size-complex="14pt"/>
    </style:style>
    <style:style style:name="T43" style:parent-style-name="Car.predefinitoparagrafo" style:family="text">
      <style:text-properties style:font-name="Calibri" fo:font-size="14pt" style:font-size-asian="14pt" style:font-size-complex="14pt"/>
    </style:style>
    <style:style style:name="T44" style:parent-style-name="Car.predefinitoparagrafo" style:family="text">
      <style:text-properties style:font-name="Calibri" fo:font-size="14pt" style:font-size-asian="14pt" style:font-size-complex="14pt"/>
    </style:style>
    <style:style style:name="T45" style:parent-style-name="Car.predefinitoparagrafo" style:family="text">
      <style:text-properties style:font-name="Calibri" fo:font-size="14pt" style:font-size-asian="14pt" style:font-size-complex="14pt"/>
    </style:style>
    <style:style style:name="T46" style:parent-style-name="Car.predefinitoparagrafo" style:family="text">
      <style:text-properties style:font-name="Calibri" fo:font-size="14pt" style:font-size-asian="14pt" style:font-size-complex="14pt"/>
    </style:style>
    <style:style style:name="T47" style:parent-style-name="Car.predefinitoparagrafo" style:family="text">
      <style:text-properties style:font-name="Calibri" fo:font-size="14pt" style:font-size-asian="14pt" style:font-size-complex="14pt"/>
    </style:style>
    <style:style style:name="T48" style:parent-style-name="Car.predefinitoparagrafo" style:family="text">
      <style:text-properties style:font-name="Calibri" fo:font-size="14pt" style:font-size-asian="14pt" style:font-size-complex="14pt"/>
    </style:style>
    <style:style style:name="T49" style:parent-style-name="Car.predefinitoparagrafo" style:family="text">
      <style:text-properties style:font-name="Calibri" fo:font-size="14pt" style:font-size-asian="14pt" style:font-size-complex="14pt"/>
    </style:style>
    <style:style style:name="T50" style:parent-style-name="Car.predefinitoparagrafo" style:family="text">
      <style:text-properties style:font-name="Calibri" fo:font-size="14pt" style:font-size-asian="14pt" style:font-size-complex="14pt"/>
    </style:style>
    <style:style style:name="T51" style:parent-style-name="Car.predefinitoparagrafo" style:family="text">
      <style:text-properties style:font-name="Calibri" fo:font-size="14pt" style:font-size-asian="14pt" style:font-size-complex="14pt"/>
    </style:style>
    <style:style style:name="T52" style:parent-style-name="Car.predefinitoparagrafo" style:family="text">
      <style:text-properties style:font-name="Calibri" fo:font-size="14pt" style:font-size-asian="14pt" style:font-size-complex="14pt"/>
    </style:style>
    <style:style style:name="T53" style:parent-style-name="Car.predefinitoparagrafo" style:family="text">
      <style:text-properties style:font-name="Calibri" fo:font-size="14pt" style:font-size-asian="14pt" style:font-size-complex="14pt"/>
    </style:style>
    <style:style style:name="T54" style:parent-style-name="Car.predefinitoparagrafo" style:family="text">
      <style:text-properties style:font-name="Calibri" fo:font-size="14pt" style:font-size-asian="14pt" style:font-size-complex="14pt"/>
    </style:style>
    <style:style style:name="T55" style:parent-style-name="Car.predefinitoparagrafo" style:family="text">
      <style:text-properties style:font-name="Calibri" fo:font-size="14pt" style:font-size-asian="14pt" style:font-size-complex="14pt"/>
    </style:style>
    <style:style style:name="T56" style:parent-style-name="Car.predefinitoparagrafo" style:family="text">
      <style:text-properties style:font-name="Calibri" fo:font-size="14pt" style:font-size-asian="14pt" style:font-size-complex="14pt"/>
    </style:style>
    <style:style style:name="T57" style:parent-style-name="Car.predefinitoparagrafo" style:family="text">
      <style:text-properties style:font-name="Calibri" fo:font-size="14pt" style:font-size-asian="14pt" style:font-size-complex="14pt"/>
    </style:style>
    <style:style style:name="T58" style:parent-style-name="Car.predefinitoparagrafo" style:family="text">
      <style:text-properties style:font-name="Calibri" fo:font-size="14pt" style:font-size-asian="14pt" style:font-size-complex="14pt"/>
    </style:style>
    <style:style style:name="T59" style:parent-style-name="Car.predefinitoparagrafo" style:family="text">
      <style:text-properties style:font-name="Calibri" fo:font-size="14pt" style:font-size-asian="14pt" style:font-size-complex="14pt"/>
    </style:style>
    <style:style style:name="T60" style:parent-style-name="Car.predefinitoparagrafo" style:family="text">
      <style:text-properties style:font-name="Calibri" fo:font-size="14pt" style:font-size-asian="14pt" style:font-size-complex="14pt"/>
    </style:style>
    <style:style style:name="T61" style:parent-style-name="Car.predefinitoparagrafo" style:family="text">
      <style:text-properties style:font-name="Calibri" fo:font-size="14pt" style:font-size-asian="14pt" style:font-size-complex="14pt"/>
    </style:style>
    <style:style style:name="T62" style:parent-style-name="Car.predefinitoparagrafo" style:family="text">
      <style:text-properties style:font-name="Calibri" fo:font-size="14pt" style:font-size-asian="14pt" style:font-size-complex="14pt"/>
    </style:style>
    <style:style style:name="T63" style:parent-style-name="Car.predefinitoparagrafo" style:family="text">
      <style:text-properties style:font-name="Calibri" fo:font-size="14pt" style:font-size-asian="14pt" style:font-size-complex="14pt"/>
    </style:style>
    <style:style style:name="T64" style:parent-style-name="Car.predefinitoparagrafo" style:family="text">
      <style:text-properties style:font-name="Calibri" fo:font-size="14pt" style:font-size-asian="14pt" style:font-size-complex="14pt"/>
    </style:style>
    <style:style style:name="T65" style:parent-style-name="Car.predefinitoparagrafo" style:family="text">
      <style:text-properties style:font-name="Calibri" fo:font-size="14pt" style:font-size-asian="14pt" style:font-size-complex="14pt"/>
    </style:style>
    <style:style style:name="T66" style:parent-style-name="Car.predefinitoparagrafo" style:family="text">
      <style:text-properties style:font-name="Calibri" fo:font-size="14pt" style:font-size-asian="14pt" style:font-size-complex="14pt"/>
    </style:style>
    <style:style style:name="T67" style:parent-style-name="Car.predefinitoparagrafo" style:family="text">
      <style:text-properties style:font-name="Calibri" fo:font-size="14pt" style:font-size-asian="14pt" style:font-size-complex="14pt"/>
    </style:style>
    <style:style style:name="T68" style:parent-style-name="Car.predefinitoparagrafo" style:family="text">
      <style:text-properties style:font-name="Calibri" fo:font-size="14pt" style:font-size-asian="14pt" style:font-size-complex="14pt"/>
    </style:style>
    <style:style style:name="T69" style:parent-style-name="Car.predefinitoparagrafo" style:family="text">
      <style:text-properties style:font-name="Calibri" fo:font-size="14pt" style:font-size-asian="14pt" style:font-size-complex="14pt"/>
    </style:style>
    <style:style style:name="T70" style:parent-style-name="Car.predefinitoparagrafo" style:family="text">
      <style:text-properties style:font-name="Calibri" fo:font-size="14pt" style:font-size-asian="14pt" style:font-size-complex="14pt"/>
    </style:style>
    <style:style style:name="T71" style:parent-style-name="Car.predefinitoparagrafo" style:family="text">
      <style:text-properties style:font-name="Calibri" fo:font-size="14pt" style:font-size-asian="14pt" style:font-size-complex="14pt"/>
    </style:style>
    <style:style style:name="T72" style:parent-style-name="Car.predefinitoparagrafo" style:family="text">
      <style:text-properties style:font-name="Calibri" fo:font-size="14pt" style:font-size-asian="14pt" style:font-size-complex="14pt"/>
    </style:style>
    <style:style style:name="T73" style:parent-style-name="Car.predefinitoparagrafo" style:family="text">
      <style:text-properties style:font-name="Calibri" fo:font-size="14pt" style:font-size-asian="14pt" style:font-size-complex="14pt"/>
    </style:style>
    <style:style style:name="T74" style:parent-style-name="Car.predefinitoparagrafo" style:family="text">
      <style:text-properties style:font-name="Calibri" fo:font-size="14pt" style:font-size-asian="14pt" style:font-size-complex="14pt"/>
    </style:style>
    <style:style style:name="T75" style:parent-style-name="Car.predefinitoparagrafo" style:family="text">
      <style:text-properties style:font-name="Calibri" fo:font-size="14pt" style:font-size-asian="14pt" style:font-size-complex="14pt"/>
    </style:style>
    <style:style style:name="T76" style:parent-style-name="Car.predefinitoparagrafo" style:family="text">
      <style:text-properties style:font-name="Calibri" fo:font-size="14pt" style:font-size-asian="14pt" style:font-size-complex="14pt"/>
    </style:style>
    <style:style style:name="T77" style:parent-style-name="Car.predefinitoparagrafo" style:family="text">
      <style:text-properties style:font-name="Calibri" fo:font-size="14pt" style:font-size-asian="14pt" style:font-size-complex="14pt"/>
    </style:style>
    <style:style style:name="T78" style:parent-style-name="Car.predefinitoparagrafo" style:family="text">
      <style:text-properties style:font-name="Calibri" fo:font-size="14pt" style:font-size-asian="14pt" style:font-size-complex="14pt"/>
    </style:style>
    <style:style style:name="T79" style:parent-style-name="Car.predefinitoparagrafo" style:family="text">
      <style:text-properties style:font-name="Calibri" fo:font-size="14pt" style:font-size-asian="14pt" style:font-size-complex="14pt"/>
    </style:style>
    <style:style style:name="T80" style:parent-style-name="Car.predefinitoparagrafo" style:family="text">
      <style:text-properties style:font-name="Calibri" fo:font-size="14pt" style:font-size-asian="14pt" style:font-size-complex="14pt"/>
    </style:style>
    <style:style style:name="T81" style:parent-style-name="Car.predefinitoparagrafo" style:family="text">
      <style:text-properties style:font-name="Calibri" fo:font-size="14pt" style:font-size-asian="14pt" style:font-size-complex="14pt"/>
    </style:style>
    <style:style style:name="T82" style:parent-style-name="Car.predefinitoparagrafo" style:family="text">
      <style:text-properties style:font-name="Calibri" fo:font-size="14pt" style:font-size-asian="14pt" style:font-size-complex="14pt"/>
    </style:style>
    <style:style style:name="T83" style:parent-style-name="Car.predefinitoparagrafo" style:family="text">
      <style:text-properties style:font-name="Calibri" fo:font-size="14pt" style:font-size-asian="14pt" style:font-size-complex="14pt"/>
    </style:style>
    <style:style style:name="T84" style:parent-style-name="Car.predefinitoparagrafo" style:family="text">
      <style:text-properties style:font-name="Calibri" fo:font-size="14pt" style:font-size-asian="14pt" style:font-size-complex="14pt"/>
    </style:style>
    <style:style style:name="T85" style:parent-style-name="Car.predefinitoparagrafo" style:family="text">
      <style:text-properties style:font-name="Calibri" fo:font-size="14pt" style:font-size-asian="14pt" style:font-size-complex="14pt"/>
    </style:style>
    <style:style style:name="T86" style:parent-style-name="Car.predefinitoparagrafo" style:family="text">
      <style:text-properties style:font-name="Calibri" fo:font-size="14pt" style:font-size-asian="14pt" style:font-size-complex="14pt"/>
    </style:style>
    <style:style style:name="T87" style:parent-style-name="Car.predefinitoparagrafo" style:family="text">
      <style:text-properties style:font-name="Calibri" fo:font-size="14pt" style:font-size-asian="14pt" style:font-size-complex="14pt"/>
    </style:style>
    <style:style style:name="T88" style:parent-style-name="Car.predefinitoparagrafo" style:family="text">
      <style:text-properties style:font-name="Calibri" fo:font-size="14pt" style:font-size-asian="14pt" style:font-size-complex="14pt"/>
    </style:style>
    <style:style style:name="T89" style:parent-style-name="Car.predefinitoparagrafo" style:family="text">
      <style:text-properties style:font-name="Calibri" fo:font-size="14pt" style:font-size-asian="14pt" style:font-size-complex="14pt"/>
    </style:style>
    <style:style style:name="T90" style:parent-style-name="Car.predefinitoparagrafo" style:family="text">
      <style:text-properties style:font-name="Calibri" fo:font-size="14pt" style:font-size-asian="14pt" style:font-size-complex="14pt"/>
    </style:style>
    <style:style style:name="T91" style:parent-style-name="Car.predefinitoparagrafo" style:family="text">
      <style:text-properties style:font-name="Calibri" fo:font-size="14pt" style:font-size-asian="14pt" style:font-size-complex="14pt"/>
    </style:style>
    <style:style style:name="T92" style:parent-style-name="Car.predefinitoparagrafo" style:family="text">
      <style:text-properties style:font-name="Calibri" fo:font-size="14pt" style:font-size-asian="14pt" style:font-size-complex="14pt"/>
    </style:style>
    <style:style style:name="T93" style:parent-style-name="Car.predefinitoparagrafo" style:family="text">
      <style:text-properties style:font-name="Calibri" fo:font-size="14pt" style:font-size-asian="14pt" style:font-size-complex="14pt"/>
    </style:style>
    <style:style style:name="T94" style:parent-style-name="Car.predefinitoparagrafo" style:family="text">
      <style:text-properties style:font-name="Calibri" fo:font-size="14pt" style:font-size-asian="14pt" style:font-size-complex="14pt"/>
    </style:style>
    <style:style style:name="T95" style:parent-style-name="Car.predefinitoparagrafo" style:family="text">
      <style:text-properties style:font-name="Calibri" fo:font-size="14pt" style:font-size-asian="14pt" style:font-size-complex="14pt"/>
    </style:style>
    <style:style style:name="T96" style:parent-style-name="Car.predefinitoparagrafo" style:family="text">
      <style:text-properties style:font-name="Calibri" fo:font-size="14pt" style:font-size-asian="14pt" style:font-size-complex="14pt"/>
    </style:style>
    <style:style style:name="T97" style:parent-style-name="Car.predefinitoparagrafo" style:family="text">
      <style:text-properties style:font-name="Calibri" fo:font-size="14pt" style:font-size-asian="14pt" style:font-size-complex="14pt"/>
    </style:style>
    <style:style style:name="T98" style:parent-style-name="Car.predefinitoparagrafo" style:family="text">
      <style:text-properties style:font-name="Calibri" fo:font-size="14pt" style:font-size-asian="14pt" style:font-size-complex="14pt"/>
    </style:style>
    <style:style style:name="T99" style:parent-style-name="Car.predefinitoparagrafo" style:family="text">
      <style:text-properties style:font-name="Calibri" fo:font-size="14pt" style:font-size-asian="14pt" style:font-size-complex="14pt"/>
    </style:style>
    <style:style style:name="T100" style:parent-style-name="Car.predefinitoparagrafo" style:family="text">
      <style:text-properties style:font-name="Calibri" fo:font-size="14pt" style:font-size-asian="14pt" style:font-size-complex="14pt"/>
    </style:style>
    <style:style style:name="T101" style:parent-style-name="Car.predefinitoparagrafo" style:family="text">
      <style:text-properties style:font-name="Calibri" fo:font-size="14pt" style:font-size-asian="14pt" style:font-size-complex="14pt"/>
    </style:style>
    <style:style style:name="T102" style:parent-style-name="Car.predefinitoparagrafo" style:family="text">
      <style:text-properties style:font-name="Calibri" fo:font-size="14pt" style:font-size-asian="14pt" style:font-size-complex="14pt"/>
    </style:style>
    <style:style style:name="T103" style:parent-style-name="Car.predefinitoparagrafo" style:family="text">
      <style:text-properties style:font-name="Calibri" fo:font-size="14pt" style:font-size-asian="14pt" style:font-size-complex="14pt"/>
    </style:style>
    <style:style style:name="T104" style:parent-style-name="Car.predefinitoparagrafo" style:family="text">
      <style:text-properties style:font-name="Calibri" fo:font-size="14pt" style:font-size-asian="14pt" style:font-size-complex="14pt"/>
    </style:style>
    <style:style style:name="T105" style:parent-style-name="Car.predefinitoparagrafo" style:family="text">
      <style:text-properties style:font-name="Calibri" fo:font-size="14pt" style:font-size-asian="14pt" style:font-size-complex="14pt"/>
    </style:style>
    <style:style style:name="T106" style:parent-style-name="Car.predefinitoparagrafo" style:family="text">
      <style:text-properties style:font-name="Calibri" fo:font-size="14pt" style:font-size-asian="14pt" style:font-size-complex="14pt"/>
    </style:style>
    <style:style style:name="T107" style:parent-style-name="Car.predefinitoparagrafo" style:family="text">
      <style:text-properties style:font-name="Calibri" fo:font-size="14pt" style:font-size-asian="14pt" style:font-size-complex="14pt"/>
    </style:style>
    <style:style style:name="T108" style:parent-style-name="Car.predefinitoparagrafo" style:family="text">
      <style:text-properties style:font-name="Calibri" fo:font-size="14pt" style:font-size-asian="14pt" style:font-size-complex="14pt"/>
    </style:style>
    <style:style style:name="T109" style:parent-style-name="Car.predefinitoparagrafo" style:family="text">
      <style:text-properties style:font-name="Calibri" fo:font-size="14pt" style:font-size-asian="14pt" style:font-size-complex="14pt"/>
    </style:style>
    <style:style style:name="T110" style:parent-style-name="Car.predefinitoparagrafo" style:family="text">
      <style:text-properties style:font-name="Calibri" fo:font-size="14pt" style:font-size-asian="14pt" style:font-size-complex="14pt"/>
    </style:style>
    <style:style style:name="T111" style:parent-style-name="Car.predefinitoparagrafo" style:family="text">
      <style:text-properties style:font-name="Calibri" fo:font-size="14pt" style:font-size-asian="14pt" style:font-size-complex="14pt"/>
    </style:style>
    <style:style style:name="T112" style:parent-style-name="Car.predefinitoparagrafo" style:family="text">
      <style:text-properties style:font-name="Calibri" fo:font-size="14pt" style:font-size-asian="14pt" style:font-size-complex="14pt"/>
    </style:style>
    <style:style style:name="T113" style:parent-style-name="Car.predefinitoparagrafo" style:family="text">
      <style:text-properties style:font-name="Calibri" fo:font-size="14pt" style:font-size-asian="14pt" style:font-size-complex="14pt"/>
    </style:style>
    <style:style style:name="T114" style:parent-style-name="Car.predefinitoparagrafo" style:family="text">
      <style:text-properties style:font-name="Calibri" fo:font-size="14pt" style:font-size-asian="14pt" style:font-size-complex="14pt"/>
    </style:style>
    <style:style style:name="T115" style:parent-style-name="Car.predefinitoparagrafo" style:family="text">
      <style:text-properties style:font-name="Calibri" fo:font-size="14pt" style:font-size-asian="14pt" style:font-size-complex="14pt"/>
    </style:style>
    <style:style style:name="T116" style:parent-style-name="Car.predefinitoparagrafo" style:family="text">
      <style:text-properties style:font-name="Calibri" fo:font-size="14pt" style:font-size-asian="14pt" style:font-size-complex="14pt"/>
    </style:style>
    <style:style style:name="T117" style:parent-style-name="Car.predefinitoparagrafo" style:family="text">
      <style:text-properties style:font-name="Calibri" fo:font-size="14pt" style:font-size-asian="14pt" style:font-size-complex="14pt"/>
    </style:style>
    <style:style style:name="T118" style:parent-style-name="Car.predefinitoparagrafo" style:family="text">
      <style:text-properties style:font-name="Calibri" fo:font-size="14pt" style:font-size-asian="14pt" style:font-size-complex="14pt"/>
    </style:style>
    <style:style style:name="T119" style:parent-style-name="Car.predefinitoparagrafo" style:family="text">
      <style:text-properties style:font-name="Calibri" fo:font-size="14pt" style:font-size-asian="14pt" style:font-size-complex="14pt"/>
    </style:style>
    <style:style style:name="T120" style:parent-style-name="Car.predefinitoparagrafo" style:family="text">
      <style:text-properties style:font-name="Calibri" fo:font-size="14pt" style:font-size-asian="14pt" style:font-size-complex="14pt"/>
    </style:style>
    <style:style style:name="T121" style:parent-style-name="Car.predefinitoparagrafo" style:family="text">
      <style:text-properties style:font-name="Calibri" fo:font-size="14pt" style:font-size-asian="14pt" style:font-size-complex="14pt"/>
    </style:style>
    <style:style style:name="P122" style:parent-style-name="Standard" style:family="paragraph">
      <style:text-properties style:font-name="Calibri" fo:font-size="14pt" style:font-size-asian="14pt" style:font-size-complex="14pt"/>
    </style:style>
    <style:style style:name="T123" style:parent-style-name="Car.predefinitoparagrafo" style:family="text">
      <style:text-properties style:font-name="Calibri" fo:font-size="14pt" style:font-size-asian="14pt" style:font-size-complex="14pt"/>
    </style:style>
    <style:style style:name="T124" style:parent-style-name="Car.predefinitoparagrafo" style:family="text">
      <style:text-properties style:font-name="Calibri" fo:font-size="14pt" style:font-size-asian="14pt" style:font-size-complex="14pt"/>
    </style:style>
    <style:style style:name="T125" style:parent-style-name="Car.predefinitoparagrafo" style:family="text">
      <style:text-properties style:font-name="Calibri" fo:font-size="14pt" style:font-size-asian="14pt" style:font-size-complex="14pt"/>
    </style:style>
    <style:style style:name="T126" style:parent-style-name="Car.predefinitoparagrafo" style:family="text">
      <style:text-properties style:font-name="Calibri" fo:font-size="14pt" style:font-size-asian="14pt" style:font-size-complex="14pt"/>
    </style:style>
    <style:style style:name="T127" style:parent-style-name="Car.predefinitoparagrafo" style:family="text">
      <style:text-properties style:font-name="Calibri" fo:font-size="14pt" style:font-size-asian="14pt" style:font-size-complex="14pt"/>
    </style:style>
    <style:style style:family="graphic" style:name="a1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se 1.14</text:p>
      <text:p text:style-name="Standard"><text:span text:style-name="T2"><draw:frame draw:z-index="252697600" draw:style-name="a0" draw:name="Input penna 376" text:anchor-type="paragraph" svg:x="1.53403in" svg:y="0.38125in" svg:width="0.42222in" svg:height="0.31042in" style:rel-width="scale" style:rel-height="scale"><draw:image xlink:href="media/image1.png" xlink:type="simple" xlink:show="embed" xlink:actuate="onLoad"/><svg:title/><svg:desc/></draw:frame></text:span><text:span text:style-name="T3"><draw:frame draw:z-index="252698624" draw:style-name="a1" draw:name="Input penna 377" text:anchor-type="paragraph" svg:x="-0.12917in" svg:y="0.34653in" svg:width="1.47431in" svg:height="0.37986in" style:rel-width="scale" style:rel-height="scale"><draw:image xlink:href="media/image2.png" xlink:type="simple" xlink:show="embed" xlink:actuate="onLoad"/><svg:title/><svg:desc/></draw:frame>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8"><text:line-break/></text:span><text:span text:style-name="T9"><text:line-break/></text:span><text:span text:style-name="T10"><text:line-break/></text:span><text:span text:style-name="T11"><text:line-break/></text:span><text:span text:style-name="T12"><text:line-break/></text:span><text:span text:style-name="T13"><text:line-break/></text:span><text:span text:style-name="T14"><text:line-break/>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pan text:style-name="T20"><text:line-break/></text:span><text:span text:style-name="T21"><text:line-break/></text:span><text:span text:style-name="T22"><text:line-break/></text:span><text:span text:style-name="T23"><text:line-break/></text:span><text:span text:style-name="T24"><text:line-break/></text:span><text:span text:style-name="T25"><text:line-break/></text:span><text:span text:style-name="T26"><text:line-break/></text:span><text:span text:style-name="T27"><text:line-break/>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<text:line-break/></text:span><text:span text:style-name="T33"><text:line-break/></text:span><draw:frame draw:z-index="251852800" draw:style-name="a2" draw:name="Input penna 196" text:anchor-type="paragraph" svg:x="2.60259in" svg:y="6.64863in" svg:width="1.33542in" svg:height="0.08056in" style:rel-width="scale" style:rel-height="scale"><draw:image xlink:href="media/image3.png" xlink:type="simple" xlink:show="embed" xlink:actuate="onLoad"/><svg:title/><svg:desc/></draw:frame><draw:frame draw:z-index="251851776" draw:style-name="a3" draw:name="Input penna 193" text:anchor-type="paragraph" svg:x="2.60208in" svg:y="6.28125in" svg:width="1.25347in" svg:height="0.32847in" style:rel-width="scale" style:rel-height="scale"><draw:image xlink:href="media/image4.png" xlink:type="simple" xlink:show="embed" xlink:actuate="onLoad"/><svg:title/><svg:desc/></draw:frame><draw:frame draw:z-index="251841536" draw:style-name="a4" draw:name="Input penna 183" text:anchor-type="paragraph" svg:x="4.14514in" svg:y="5.50833in" svg:width="0.15069in" svg:height="0.09722in" style:rel-width="scale" style:rel-height="scale"><draw:image xlink:href="media/image5.png" xlink:type="simple" xlink:show="embed" xlink:actuate="onLoad"/><svg:title/><svg:desc/></draw:frame><draw:frame draw:z-index="251842560" draw:style-name="a5" draw:name="Input penna 184" text:anchor-type="paragraph" svg:x="4.14097in" svg:y="5.08958in" svg:width="0.17083in" svg:height="0.19514in" style:rel-width="scale" style:rel-height="scale"><draw:image xlink:href="media/image6.png" xlink:type="simple" xlink:show="embed" xlink:actuate="onLoad"/><svg:title/><svg:desc/></draw:frame><draw:frame draw:z-index="251843584" draw:style-name="a6" draw:name="Input penna 185" text:anchor-type="paragraph" svg:x="4.09583in" svg:y="4.28264in" svg:width="0.15347in" svg:height="0.17569in" style:rel-width="scale" style:rel-height="scale"><draw:image xlink:href="media/image7.png" xlink:type="simple" xlink:show="embed" xlink:actuate="onLoad"/><svg:title/><svg:desc/></draw:frame><draw:frame draw:z-index="251844608" draw:style-name="a7" draw:name="Input penna 186" text:anchor-type="paragraph" svg:x="4.06875in" svg:y="3.82917in" svg:width="0.15417in" svg:height="0.19861in" style:rel-width="scale" style:rel-height="scale"><draw:image xlink:href="media/image8.png" xlink:type="simple" xlink:show="embed" xlink:actuate="onLoad"/><svg:title/><svg:desc/></draw:frame><draw:frame draw:z-index="251840512" draw:style-name="a8" draw:name="Input penna 182" text:anchor-type="paragraph" svg:x="2.63369in" svg:y="6.03612in" svg:width="1.95486in" svg:height="0.08403in" style:rel-width="scale" style:rel-height="scale"><draw:image xlink:href="media/image9.png" xlink:type="simple" xlink:show="embed" xlink:actuate="onLoad"/><svg:title/><svg:desc/></draw:frame><draw:frame draw:z-index="251839488" draw:style-name="a9" draw:name="Input penna 181" text:anchor-type="paragraph" svg:x="4.19156in" svg:y="5.73297in" svg:width="0.16944in" svg:height="0.1in" style:rel-width="scale" style:rel-height="scale"><draw:image xlink:href="media/image10.png" xlink:type="simple" xlink:show="embed" xlink:actuate="onLoad"/><svg:title/><svg:desc/></draw:frame><draw:frame draw:z-index="251834368" draw:style-name="a10" draw:name="Input penna 176" text:anchor-type="paragraph" svg:x="4.12188in" svg:y="4.70699in" svg:width="0.15208in" svg:height="0.16806in" style:rel-width="scale" style:rel-height="scale"><draw:image xlink:href="media/image11.png" xlink:type="simple" xlink:show="embed" xlink:actuate="onLoad"/><svg:title/><svg:desc/></draw:frame><draw:frame draw:z-index="251829248" draw:style-name="a11" draw:name="Input penna 171" text:anchor-type="paragraph" svg:x="3.65in" svg:y="5.68472in" svg:width="0.12014in" svg:height="0.21875in" style:rel-width="scale" style:rel-height="scale"><draw:image xlink:href="media/image12.png" xlink:type="simple" xlink:show="embed" xlink:actuate="onLoad"/><svg:title/><svg:desc/></draw:frame><draw:frame draw:z-index="251826176" draw:style-name="a12" draw:name="Input penna 168" text:anchor-type="paragraph" svg:x="3.62345in" svg:y="5.36132in" svg:width="0.15139in" svg:height="0.19583in" style:rel-width="scale" style:rel-height="scale"><draw:image xlink:href="media/image13.png" xlink:type="simple" xlink:show="embed" xlink:actuate="onLoad"/><svg:title/><svg:desc/></draw:frame><draw:frame draw:z-index="251825152" draw:style-name="a13" draw:name="Input penna 167" text:anchor-type="paragraph" svg:x="3.31637in" svg:y="5.35502in" svg:width="0.13958in" svg:height="0.22222in" style:rel-width="scale" style:rel-height="scale"><draw:image xlink:href="media/image14.png" xlink:type="simple" xlink:show="embed" xlink:actuate="onLoad"/><svg:title/><svg:desc/></draw:frame><draw:frame draw:z-index="251824128" draw:style-name="a14" draw:name="Input penna 166" text:anchor-type="paragraph" svg:x="3.09306in" svg:y="4.975in" svg:width="0.36181in" svg:height="0.25139in" style:rel-width="scale" style:rel-height="scale"><draw:image xlink:href="media/image15.png" xlink:type="simple" xlink:show="embed" xlink:actuate="onLoad"/><svg:title/><svg:desc/></draw:frame><draw:frame draw:z-index="251823104" draw:style-name="a15" draw:name="Input penna 165" text:anchor-type="paragraph" svg:x="3.64274in" svg:y="4.99715in" svg:width="0.14583in" svg:height="0.25347in" style:rel-width="scale" style:rel-height="scale"><draw:image xlink:href="media/image16.png" xlink:type="simple" xlink:show="embed" xlink:actuate="onLoad"/><svg:title/><svg:desc/></draw:frame><draw:frame draw:z-index="251820032" draw:style-name="a16" draw:name="Input penna 162" text:anchor-type="paragraph" svg:x="2.86319in" svg:y="4.22153in" svg:width="0.95833in" svg:height="0.63472in" style:rel-width="scale" style:rel-height="scale"><draw:image xlink:href="media/image17.png" xlink:type="simple" xlink:show="embed" xlink:actuate="onLoad"/><svg:title/><svg:desc/></draw:frame><draw:frame draw:z-index="251808768" draw:style-name="a17" draw:name="Input penna 151" text:anchor-type="paragraph" svg:x="4.11806in" svg:y="3.32153in" svg:width="0.18403in" svg:height="0.22569in" style:rel-width="scale" style:rel-height="scale"><draw:image xlink:href="media/image18.png" xlink:type="simple" xlink:show="embed" xlink:actuate="onLoad"/><svg:title/><svg:desc/></draw:frame><draw:frame draw:z-index="251809792" draw:style-name="a18" draw:name="Input penna 152" text:anchor-type="paragraph" svg:x="2.80833in" svg:y="3.20833in" svg:width="0.98264in" svg:height="0.94722in" style:rel-width="scale" style:rel-height="scale"><draw:image xlink:href="media/image19.png" xlink:type="simple" xlink:show="embed" xlink:actuate="onLoad"/><svg:title/><svg:desc/></draw:frame><draw:frame draw:z-index="251795456" draw:style-name="a19" draw:name="Input penna 138" text:anchor-type="paragraph" svg:x="0.45972in" svg:y="1.97569in" svg:width="2.19514in" svg:height="0.77708in" style:rel-width="scale" style:rel-height="scale"><draw:image xlink:href="media/image20.png" xlink:type="simple" xlink:show="embed" xlink:actuate="onLoad"/><svg:title/><svg:desc/></draw:frame><draw:frame draw:z-index="251789312" draw:style-name="a20" draw:name="Input penna 132" text:anchor-type="paragraph" svg:x="0.26667in" svg:y="2.20208in" svg:width="1.08403in" svg:height="0.82708in" style:rel-width="scale" style:rel-height="scale"><draw:image xlink:href="media/image21.png" xlink:type="simple" xlink:show="embed" xlink:actuate="onLoad"/><svg:title/><svg:desc/></draw:frame><draw:frame draw:z-index="251770880" draw:style-name="a21" draw:name="Input penna 114" text:anchor-type="paragraph" svg:x="1.65903in" svg:y="2.23472in" svg:width="0.71181in" svg:height="0.51667in" style:rel-width="scale" style:rel-height="scale"><draw:image xlink:href="media/image22.png" xlink:type="simple" xlink:show="embed" xlink:actuate="onLoad"/><svg:title/><svg:desc/></draw:frame><draw:frame draw:z-index="251759616" draw:style-name="a22" draw:name="Input penna 103" text:anchor-type="paragraph" svg:x="2.53125in" svg:y="2.60139in" svg:width="0.19653in" svg:height="0.17222in" style:rel-width="scale" style:rel-height="scale"><draw:image xlink:href="media/image23.png" xlink:type="simple" xlink:show="embed" xlink:actuate="onLoad"/><svg:title/><svg:desc/></draw:frame><draw:frame draw:z-index="251746304" draw:style-name="a23" draw:name="Input penna 90" text:anchor-type="paragraph" svg:x="2.54653in" svg:y="2.28125in" svg:width="0.09306in" svg:height="0.22222in" style:rel-width="scale" style:rel-height="scale"><draw:image xlink:href="media/image24.png" xlink:type="simple" xlink:show="embed" xlink:actuate="onLoad"/><svg:title/><svg:desc/></draw:frame><draw:frame draw:z-index="251742208" draw:style-name="a24" draw:name="Input penna 86" text:anchor-type="paragraph" svg:x="3.36389in" svg:y="2.57222in" svg:width="0.1in" svg:height="0.14514in" style:rel-width="scale" style:rel-height="scale"><draw:image xlink:href="media/image25.png" xlink:type="simple" xlink:show="embed" xlink:actuate="onLoad"/><svg:title/><svg:desc/></draw:frame><draw:frame draw:z-index="251743232" draw:style-name="a25" draw:name="Input penna 87" text:anchor-type="paragraph" svg:x="3.32778in" svg:y="2.29097in" svg:width="0.11389in" svg:height="0.17569in" style:rel-width="scale" style:rel-height="scale"><draw:image xlink:href="media/image26.png" xlink:type="simple" xlink:show="embed" xlink:actuate="onLoad"/><svg:title/><svg:desc/></draw:frame><draw:frame draw:z-index="251737088" draw:style-name="a26" draw:name="Input penna 81" text:anchor-type="paragraph" svg:x="2.81458in" svg:y="1.98681in" svg:width="1.16042in" svg:height="0.19653in" style:rel-width="scale" style:rel-height="scale"><draw:image xlink:href="media/image27.png" xlink:type="simple" xlink:show="embed" xlink:actuate="onLoad"/><svg:title/><svg:desc/></draw:frame><draw:frame draw:z-index="251717632" draw:style-name="a27" draw:name="Input penna 62" text:anchor-type="paragraph" svg:x="2.64375in" svg:y="1.40625in" svg:width="0.57153in" svg:height="0.22222in" style:rel-width="scale" style:rel-height="scale"><draw:image xlink:href="media/image28.png" xlink:type="simple" xlink:show="embed" xlink:actuate="onLoad"/><svg:title/><svg:desc/></draw:frame><draw:frame draw:z-index="251718656" draw:style-name="a28" draw:name="Input penna 63" text:anchor-type="paragraph" svg:x="0.36667in" svg:y="1.41111in" svg:width="2.08542in" svg:height="0.25903in" style:rel-width="scale" style:rel-height="scale"><draw:image xlink:href="media/image29.png" xlink:type="simple" xlink:show="embed" xlink:actuate="onLoad"/><svg:title/><svg:desc/></draw:frame><draw:frame draw:z-index="251697152" draw:style-name="a29" draw:name="Input penna 41" text:anchor-type="paragraph" svg:x="1.84375in" svg:y="0.7875in" svg:width="0.65417in" svg:height="0.24444in" style:rel-width="scale" style:rel-height="scale"><draw:image xlink:href="media/image30.png" xlink:type="simple" xlink:show="embed" xlink:actuate="onLoad"/><svg:title/><svg:desc/></draw:frame><draw:frame draw:z-index="251698176" draw:style-name="a30" draw:name="Input penna 42" text:anchor-type="paragraph" svg:x="0.33958in" svg:y="0.87639in" svg:width="1.29583in" svg:height="0.2in" style:rel-width="scale" style:rel-height="scale"><draw:image xlink:href="media/image31.png" xlink:type="simple" xlink:show="embed" xlink:actuate="onLoad"/><svg:title/><svg:desc/></draw:frame><draw:frame draw:z-index="251682816" draw:style-name="a31" draw:name="Input penna 27" text:anchor-type="paragraph" svg:x="-0.03125in" svg:y="0.89653in" svg:width="0.36944in" svg:height="1.36458in" style:rel-width="scale" style:rel-height="scale"><draw:image xlink:href="media/image32.png" xlink:type="simple" xlink:show="embed" xlink:actuate="onLoad"/><svg:title/><svg:desc/></draw:frame><text:span text:style-name="T34"><text:line-break/></text:span><text:span text:style-name="T35"><text:line-break/></text:span><text:span text:style-name="T36"><text:line-break/></text:span><text:span text:style-name="T37"><text:line-break/></text:span><text:span text:style-name="T38"><text:line-break/></text:span><text:span text:style-name="T39"><text:line-break/></text:span><text:span text:style-name="T40"><text:line-break/></text:span><text:span text:style-name="T41"><text:line-break/></text:span><text:span text:style-name="T42"><text:line-break/></text:span><text:span text:style-name="T43"><text:line-break/></text:span><text:soft-page-break/><text:span text:style-name="T44"><text:line-break/></text:span><text:span text:style-name="T45">Exercise 1.16</text:span></text:p>
      <text:p text:style-name="Standard"><text:span text:style-name="T46"><draw:frame draw:z-index="252684288" draw:style-name="a32" draw:name="Input penna 363" text:anchor-type="paragraph" svg:x="2.1947in" svg:y="0.12832in" svg:width="0.48542in" svg:height="0.67083in" style:rel-width="scale" style:rel-height="scale"><draw:image xlink:href="media/image33.png" xlink:type="simple" xlink:show="embed" xlink:actuate="onLoad"/><svg:title/><svg:desc/></draw:frame></text:span><text:span text:style-name="T47"><draw:frame draw:z-index="252683264" draw:style-name="a33" draw:name="Input penna 362" text:anchor-type="paragraph" svg:x="4.85415in" svg:y="0.76572in" svg:width="1.17292in" svg:height="0.93264in" style:rel-width="scale" style:rel-height="scale"><draw:image xlink:href="media/image34.png" xlink:type="simple" xlink:show="embed" xlink:actuate="onLoad"/><svg:title/><svg:desc/></draw:frame></text:span><text:span text:style-name="T48"><draw:frame draw:z-index="252682240" draw:style-name="a34" draw:name="Input penna 361" text:anchor-type="paragraph" svg:x="5.06596in" svg:y="2.37296in" svg:width="0.79792in" svg:height="0.81806in" style:rel-width="scale" style:rel-height="scale"><draw:image xlink:href="media/image35.png" xlink:type="simple" xlink:show="embed" xlink:actuate="onLoad"/><svg:title/><svg:desc/></draw:frame></text:span><text:span text:style-name="T49"><draw:frame draw:z-index="252681216" draw:style-name="a35" draw:name="Input penna 360" text:anchor-type="paragraph" svg:x="6.00061in" svg:y="5.78399in" svg:width="1.30625in" svg:height="1.11389in" style:rel-width="scale" style:rel-height="scale"><draw:image xlink:href="media/image36.png" xlink:type="simple" xlink:show="embed" xlink:actuate="onLoad"/><svg:title/><svg:desc/></draw:frame></text:span><text:span text:style-name="T50"><text:line-break/></text:span><text:span text:style-name="T51"><text:line-break/></text:span><text:span text:style-name="T52"><text:line-break/></text:span><text:span text:style-name="T53"><text:line-break/></text:span><text:span text:style-name="T54"><text:line-break/></text:span><text:span text:style-name="T55"><text:line-break/></text:span><text:span text:style-name="T56"><text:line-break/></text:span><text:span text:style-name="T57"><text:line-break/></text:span><text:span text:style-name="T58"><text:line-break/></text:span><text:span text:style-name="T59"><text:line-break/></text:span><text:span text:style-name="T60"><text:line-break/></text:span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</text:span><text:span text:style-name="T77"><text:line-break/></text:span><text:span text:style-name="T78"><text:line-break/></text:span><text:span text:style-name="T79"><text:line-break/></text:span><text:span text:style-name="T80"><text:line-break/></text:span><text:span text:style-name="T81"><text:line-break/></text:span><text:span text:style-name="T82"><text:line-break/></text:span><text:span text:style-name="T83"><draw:frame draw:z-index="252072960" draw:style-name="a36" draw:name="Input penna 266" text:anchor-type="paragraph" svg:x="5.72014in" svg:y="6.125in" svg:width="1.46389in" svg:height="0.43889in" style:rel-width="scale" style:rel-height="scale"><draw:image xlink:href="media/image37.png" xlink:type="simple" xlink:show="embed" xlink:actuate="onLoad"/><svg:title/><svg:desc/></draw:frame></text:span><text:span text:style-name="T84"><draw:frame draw:z-index="252061696" draw:style-name="a37" draw:name="Input penna 255" text:anchor-type="paragraph" svg:x="0.84078in" svg:y="7.08586in" svg:width="0.17847in" svg:height="0.31806in" style:rel-width="scale" style:rel-height="scale"><draw:image xlink:href="media/image38.png" xlink:type="simple" xlink:show="embed" xlink:actuate="onLoad"/><svg:title/><svg:desc/></draw:frame></text:span><text:span text:style-name="T85"><draw:frame draw:z-index="252060672" draw:style-name="a38" draw:name="Input penna 254" text:anchor-type="paragraph" svg:x="0.48333in" svg:y="5.44861in" svg:width="2.14861in" svg:height="1.73681in" style:rel-width="scale" style:rel-height="scale"><draw:image xlink:href="media/image39.png" xlink:type="simple" xlink:show="embed" xlink:actuate="onLoad"/><svg:title/><svg:desc/></draw:frame></text:span><text:span text:style-name="T86"><draw:frame draw:z-index="252052480" draw:style-name="a39" draw:name="Input penna 246" text:anchor-type="paragraph" svg:x="3.34931in" svg:y="6.9625in" svg:width="0.22778in" svg:height="0.26319in" style:rel-width="scale" style:rel-height="scale"><draw:image xlink:href="media/image40.png" xlink:type="simple" xlink:show="embed" xlink:actuate="onLoad"/><svg:title/><svg:desc/></draw:frame></text:span><text:span text:style-name="T87"><draw:frame draw:z-index="252049408" draw:style-name="a40" draw:name="Input penna 243" text:anchor-type="paragraph" svg:x="3.33542in" svg:y="6.34444in" svg:width="0.18403in" svg:height="0.4375in" style:rel-width="scale" style:rel-height="scale"><draw:image xlink:href="media/image41.png" xlink:type="simple" xlink:show="embed" xlink:actuate="onLoad"/><svg:title/><svg:desc/></draw:frame></text:span><text:span text:style-name="T88"><draw:frame draw:z-index="252045312" draw:style-name="a41" draw:name="Input penna 239" text:anchor-type="paragraph" svg:x="4.86111in" svg:y="7.06667in" svg:width="0.18333in" svg:height="0.28056in" style:rel-width="scale" style:rel-height="scale"><draw:image xlink:href="media/image42.png" xlink:type="simple" xlink:show="embed" xlink:actuate="onLoad"/><svg:title/><svg:desc/></draw:frame></text:span><text:span text:style-name="T89"><draw:frame draw:z-index="252046336" draw:style-name="a42" draw:name="Input penna 240" text:anchor-type="paragraph" svg:x="4.77222in" svg:y="6.54444in" svg:width="0.23611in" svg:height="0.35069in" style:rel-width="scale" style:rel-height="scale"><draw:image xlink:href="media/image43.png" xlink:type="simple" xlink:show="embed" xlink:actuate="onLoad"/><svg:title/><svg:desc/></draw:frame></text:span><text:span text:style-name="T90"><draw:frame draw:z-index="252028928" draw:style-name="a43" draw:name="Input penna 222" text:anchor-type="paragraph" svg:x="2.81597in" svg:y="5.48819in" svg:width="1.16458in" svg:height="1.11458in" style:rel-width="scale" style:rel-height="scale"><draw:image xlink:href="media/image44.png" xlink:type="simple" xlink:show="embed" xlink:actuate="onLoad"/><svg:title/><svg:desc/></draw:frame></text:span><text:span text:style-name="T91"><draw:frame draw:z-index="252022784" draw:style-name="a44" draw:name="Input penna 216" text:anchor-type="paragraph" svg:x="4.39653in" svg:y="6.00208in" svg:width="1.04792in" svg:height="0.31736in" style:rel-width="scale" style:rel-height="scale"><draw:image xlink:href="media/image45.png" xlink:type="simple" xlink:show="embed" xlink:actuate="onLoad"/><svg:title/><svg:desc/></draw:frame></text:span><text:span text:style-name="T92"><draw:frame draw:z-index="252021760" draw:style-name="a45" draw:name="Input penna 215" text:anchor-type="paragraph" svg:x="4.15416in" svg:y="5.57782in" svg:width="0.04444in" svg:height="1.12708in" style:rel-width="scale" style:rel-height="scale"><draw:image xlink:href="media/image46.png" xlink:type="simple" xlink:show="embed" xlink:actuate="onLoad"/><svg:title/><svg:desc/></draw:frame></text:span><text:span text:style-name="T93"><draw:frame draw:z-index="252016640" draw:style-name="a46" draw:name="Input penna 209" text:anchor-type="paragraph" svg:x="0.20556in" svg:y="4.31012in" svg:width="3.18056in" svg:height="0.32292in" style:rel-width="scale" style:rel-height="scale"><draw:image xlink:href="media/image47.png" xlink:type="simple" xlink:show="embed" xlink:actuate="onLoad"/><svg:title/><svg:desc/></draw:frame></text:span><text:span text:style-name="T94"><draw:frame draw:z-index="252011520" draw:style-name="a47" draw:name="Input penna 202" text:anchor-type="paragraph" svg:x="3.60833in" svg:y="4.46528in" svg:width="0.15347in" svg:height="0.09583in" style:rel-width="scale" style:rel-height="scale"><draw:image xlink:href="media/image48.png" xlink:type="simple" xlink:show="embed" xlink:actuate="onLoad"/><svg:title/><svg:desc/></draw:frame></text:span><text:span text:style-name="T95"><draw:frame draw:z-index="251987968" draw:style-name="a48" draw:name="Input penna 179" text:anchor-type="paragraph" svg:x="-0.36597in" svg:y="4.1375in" svg:width="0.41667in" svg:height="0.56667in" style:rel-width="scale" style:rel-height="scale"><draw:image xlink:href="media/image49.png" xlink:type="simple" xlink:show="embed" xlink:actuate="onLoad"/><svg:title/><svg:desc/></draw:frame></text:span><text:span text:style-name="T96"><draw:frame draw:z-index="251984896" draw:style-name="a49" draw:name="Input penna 175" text:anchor-type="paragraph" svg:x="4.64444in" svg:y="1.01389in" svg:width="1.02569in" svg:height="0.34306in" style:rel-width="scale" style:rel-height="scale"><draw:image xlink:href="media/image50.png" xlink:type="simple" xlink:show="embed" xlink:actuate="onLoad"/><svg:title/><svg:desc/></draw:frame></text:span><text:span text:style-name="T97"><draw:frame draw:z-index="251980800" draw:style-name="a50" draw:name="Input penna 169" text:anchor-type="paragraph" svg:x="5.24931in" svg:y="2.6375in" svg:width="0.54931in" svg:height="0.42153in" style:rel-width="scale" style:rel-height="scale"><draw:image xlink:href="media/image51.png" xlink:type="simple" xlink:show="embed" xlink:actuate="onLoad"/><svg:title/><svg:desc/></draw:frame></text:span><text:span text:style-name="T98"><draw:frame draw:z-index="251976704" draw:style-name="a51" draw:name="Input penna 165" text:anchor-type="paragraph" svg:x="4.62424in" svg:y="2.95847in" svg:width="0.29306in" svg:height="0.0625in" style:rel-width="scale" style:rel-height="scale"><draw:image xlink:href="media/image52.png" xlink:type="simple" xlink:show="embed" xlink:actuate="onLoad"/><svg:title/><svg:desc/></draw:frame></text:span><text:span text:style-name="T99"><draw:frame draw:z-index="251975680" draw:style-name="a52" draw:name="Input penna 164" text:anchor-type="paragraph" svg:x="4.63015in" svg:y="2.81752in" svg:width="0.31389in" svg:height="0.02708in" style:rel-width="scale" style:rel-height="scale"><draw:image xlink:href="media/image53.png" xlink:type="simple" xlink:show="embed" xlink:actuate="onLoad"/><svg:title/><svg:desc/></draw:frame></text:span><text:span text:style-name="T100"><draw:frame draw:z-index="251974656" draw:style-name="a53" draw:name="Input penna 163" text:anchor-type="paragraph" svg:x="2.98819in" svg:y="3.05208in" svg:width="0.18472in" svg:height="0.60139in" style:rel-width="scale" style:rel-height="scale"><draw:image xlink:href="media/image54.png" xlink:type="simple" xlink:show="embed" xlink:actuate="onLoad"/><svg:title/><svg:desc/></draw:frame></text:span><text:span text:style-name="T101"><draw:frame draw:z-index="251951104" draw:style-name="a54" draw:name="Input penna 140" text:anchor-type="paragraph" svg:x="3.92847in" svg:y="3.48194in" svg:width="0.20556in" svg:height="0.20208in" style:rel-width="scale" style:rel-height="scale"><draw:image xlink:href="media/image55.png" xlink:type="simple" xlink:show="embed" xlink:actuate="onLoad"/><svg:title/><svg:desc/></draw:frame></text:span><text:span text:style-name="T102"><draw:frame draw:z-index="251952128" draw:style-name="a55" draw:name="Input penna 141" text:anchor-type="paragraph" svg:x="3.94653in" svg:y="3.13125in" svg:width="0.11667in" svg:height="0.17361in" style:rel-width="scale" style:rel-height="scale"><draw:image xlink:href="media/image56.png" xlink:type="simple" xlink:show="embed" xlink:actuate="onLoad"/><svg:title/><svg:desc/></draw:frame></text:span><text:span text:style-name="T103"><draw:frame draw:z-index="251945984" draw:style-name="a56" draw:name="Input penna 134" text:anchor-type="paragraph" svg:x="2.60347in" svg:y="2.55486in" svg:width="1.85347in" svg:height="0.60069in" style:rel-width="scale" style:rel-height="scale"><draw:image xlink:href="media/image57.png" xlink:type="simple" xlink:show="embed" xlink:actuate="onLoad"/><svg:title/><svg:desc/></draw:frame></text:span><text:span text:style-name="T104"><draw:frame draw:z-index="251933696" draw:style-name="a57" draw:name="Input penna 122" text:anchor-type="paragraph" svg:x="2.27708in" svg:y="2.78819in" svg:width="0.14931in" svg:height="0.16667in" style:rel-width="scale" style:rel-height="scale"><draw:image xlink:href="media/image58.png" xlink:type="simple" xlink:show="embed" xlink:actuate="onLoad"/><svg:title/><svg:desc/></draw:frame></text:span><text:span text:style-name="T105"><draw:frame draw:z-index="251930624" draw:style-name="a58" draw:name="Input penna 119" text:anchor-type="paragraph" svg:x="0.97639in" svg:y="2.69028in" svg:width="1.03958in" svg:height="0.27639in" style:rel-width="scale" style:rel-height="scale"><draw:image xlink:href="media/image59.png" xlink:type="simple" xlink:show="embed" xlink:actuate="onLoad"/><svg:title/><svg:desc/></draw:frame></text:span><text:span text:style-name="T106"><draw:frame draw:z-index="251923456" draw:style-name="a59" draw:name="Input penna 112" text:anchor-type="paragraph" svg:x="-0.35486in" svg:y="2.51528in" svg:width="1.25764in" svg:height="0.59167in" style:rel-width="scale" style:rel-height="scale"><draw:image xlink:href="media/image60.png" xlink:type="simple" xlink:show="embed" xlink:actuate="onLoad"/><svg:title/><svg:desc/></draw:frame></text:span><text:span text:style-name="T107"><draw:frame draw:z-index="251908096" draw:style-name="a60" draw:name="Input penna 92" text:anchor-type="paragraph" svg:x="2.48264in" svg:y="1.59444in" svg:width="0.14861in" svg:height="0.35069in" style:rel-width="scale" style:rel-height="scale"><draw:image xlink:href="media/image61.png" xlink:type="simple" xlink:show="embed" xlink:actuate="onLoad"/><svg:title/><svg:desc/></draw:frame></text:span><text:span text:style-name="T108"><draw:frame draw:z-index="251907072" draw:style-name="a61" draw:name="Input penna 91" text:anchor-type="paragraph" svg:x="2.55849in" svg:y="2.09657in" svg:width="0.17847in" svg:height="0.20347in" style:rel-width="scale" style:rel-height="scale"><draw:image xlink:href="media/image62.png" xlink:type="simple" xlink:show="embed" xlink:actuate="onLoad"/><svg:title/><svg:desc/></draw:frame></text:span><text:span text:style-name="T109"><draw:frame draw:z-index="251902976" draw:style-name="a62" draw:name="Input penna 87" text:anchor-type="paragraph" svg:x="3.83819in" svg:y="1.91458in" svg:width="0.14097in" svg:height="0.25417in" style:rel-width="scale" style:rel-height="scale"><draw:image xlink:href="media/image63.png" xlink:type="simple" xlink:show="embed" xlink:actuate="onLoad"/><svg:title/><svg:desc/></draw:frame></text:span><text:span text:style-name="T110"><draw:frame draw:z-index="251904000" draw:style-name="a63" draw:name="Input penna 88" text:anchor-type="paragraph" svg:x="3.81806in" svg:y="1.47708in" svg:width="0.13403in" svg:height="0.28958in" style:rel-width="scale" style:rel-height="scale"><draw:image xlink:href="media/image64.png" xlink:type="simple" xlink:show="embed" xlink:actuate="onLoad"/><svg:title/><svg:desc/></draw:frame></text:span><text:span text:style-name="T111"><draw:frame draw:z-index="251897856" draw:style-name="a64" draw:name="Input penna 82" text:anchor-type="paragraph" svg:x="3.47222in" svg:y="1.1125in" svg:width="0.9in" svg:height="0.26042in" style:rel-width="scale" style:rel-height="scale"><draw:image xlink:href="media/image65.png" xlink:type="simple" xlink:show="embed" xlink:actuate="onLoad"/><svg:title/><svg:desc/></draw:frame></text:span><text:span text:style-name="T112"><draw:frame draw:z-index="251892736" draw:style-name="a65" draw:name="Input penna 77" text:anchor-type="paragraph" svg:x="3.20534in" svg:y="1.01665in" svg:width="0.00417in" svg:height="0.54722in" style:rel-width="scale" style:rel-height="scale"><draw:image xlink:href="media/image66.png" xlink:type="simple" xlink:show="embed" xlink:actuate="onLoad"/><svg:title/><svg:desc/></draw:frame></text:span><text:span text:style-name="T113"><draw:frame draw:z-index="251891712" draw:style-name="a66" draw:name="Input penna 76" text:anchor-type="paragraph" svg:x="2.14306in" svg:y="1.19444in" svg:width="0.78333in" svg:height="0.25972in" style:rel-width="scale" style:rel-height="scale"><draw:image xlink:href="media/image67.png" xlink:type="simple" xlink:show="embed" xlink:actuate="onLoad"/><svg:title/><svg:desc/></draw:frame></text:span><text:span text:style-name="T114"><draw:frame draw:z-index="251886592" draw:style-name="a67" draw:name="Input penna 66" text:anchor-type="paragraph" svg:x="2.37014in" svg:y="0.31667in" svg:width="0.19167in" svg:height="0.30903in" style:rel-width="scale" style:rel-height="scale"><draw:image xlink:href="media/image68.png" xlink:type="simple" xlink:show="embed" xlink:actuate="onLoad"/><svg:title/><svg:desc/></draw:frame></text:span><text:span text:style-name="T115"><draw:frame draw:z-index="251881472" draw:style-name="a68" draw:name="Input penna 61" text:anchor-type="paragraph" svg:x="1.775in" svg:y="1.25972in" svg:width="0.18264in" svg:height="0.16806in" style:rel-width="scale" style:rel-height="scale"><draw:image xlink:href="media/image69.png" xlink:type="simple" xlink:show="embed" xlink:actuate="onLoad"/><svg:title/><svg:desc/></draw:frame></text:span><text:span text:style-name="T116"><draw:frame draw:z-index="251882496" draw:style-name="a69" draw:name="Input penna 62" text:anchor-type="paragraph" svg:x="0.275in" svg:y="1.17708in" svg:width="1.26736in" svg:height="0.31319in" style:rel-width="scale" style:rel-height="scale"><draw:image xlink:href="media/image70.png" xlink:type="simple" xlink:show="embed" xlink:actuate="onLoad"/><svg:title/><svg:desc/></draw:frame></text:span><text:span text:style-name="T117"><draw:frame draw:z-index="251871232" draw:style-name="a70" draw:name="Input penna 51" text:anchor-type="paragraph" svg:x="-0.25139in" svg:y="1.11667in" svg:width="0.39167in" svg:height="0.46875in" style:rel-width="scale" style:rel-height="scale"><draw:image xlink:href="media/image71.png" xlink:type="simple" xlink:show="embed" xlink:actuate="onLoad"/><svg:title/><svg:desc/></draw:frame></text:span><text:span text:style-name="T118"><draw:frame draw:z-index="251866112" draw:style-name="a71" draw:name="Input penna 46" text:anchor-type="paragraph" svg:x="1.6644in" svg:y="0.571in" svg:width="0.25in" svg:height="0.02361in" style:rel-width="scale" style:rel-height="scale"><draw:image xlink:href="media/image72.png" xlink:type="simple" xlink:show="embed" xlink:actuate="onLoad"/><svg:title/><svg:desc/></draw:frame></text:span><text:span text:style-name="T119"><draw:frame draw:z-index="251865088" draw:style-name="a72" draw:name="Input penna 45" text:anchor-type="paragraph" svg:x="1.63645in" svg:y="0.42848in" svg:width="0.20833in" svg:height="0.03264in" style:rel-width="scale" style:rel-height="scale"><draw:image xlink:href="media/image73.png" xlink:type="simple" xlink:show="embed" xlink:actuate="onLoad"/><svg:title/><svg:desc/></draw:frame></text:span><text:span text:style-name="T120"><draw:frame draw:z-index="251864064" draw:style-name="a73" draw:name="Input penna 44" text:anchor-type="paragraph" svg:x="0.28819in" svg:y="0.40903in" svg:width="0.98472in" svg:height="0.23264in" style:rel-width="scale" style:rel-height="scale"><draw:image xlink:href="media/image74.png" xlink:type="simple" xlink:show="embed" xlink:actuate="onLoad"/><svg:title/><svg:desc/></draw:frame></text:span><text:span text:style-name="T121"><draw:frame draw:z-index="251856896" draw:style-name="a74" draw:name="Input penna 37" text:anchor-type="paragraph" svg:x="-0.25486in" svg:y="0.28958in" svg:width="0.31458in" svg:height="0.47708in" style:rel-width="scale" style:rel-height="scale"><draw:image xlink:href="media/image75.png" xlink:type="simple" xlink:show="embed" xlink:actuate="onLoad"/><svg:title/><svg:desc/></draw:frame></text:span></text:p>
      <text:p text:style-name="P122"/>
      <text:p text:style-name="Standard"><text:line-break/><text:line-break/><text:line-break/><text:line-break/><text:line-break/><text:line-break/><text:soft-page-break/><text:span text:style-name="T123"><draw:frame draw:z-index="252141568" draw:style-name="a75" draw:name="Input penna 139" text:anchor-type="paragraph" svg:x="2.62935in" svg:y="0.3396in" svg:width="0.09722in" svg:height="0.10417in" style:rel-width="scale" style:rel-height="scale"><draw:image xlink:href="media/image76.png" xlink:type="simple" xlink:show="embed" xlink:actuate="onLoad"/><svg:title/><svg:desc/></draw:frame></text:span><text:span text:style-name="T124">Exercise 1.18</text:span><text:span text:style-name="T125"><text:line-break/></text:span></text:p>
      <text:p text:style-name="Standard"><draw:frame draw:z-index="252680192" draw:style-name="a76" draw:name="Input penna 359" text:anchor-type="paragraph" svg:x="5.05691in" svg:y="2.03258in" svg:width="1.53194in" svg:height="0.9375in" style:rel-width="scale" style:rel-height="scale"><draw:image xlink:href="media/image77.png" xlink:type="simple" xlink:show="embed" xlink:actuate="onLoad"/><svg:title/><svg:desc/></draw:frame><draw:frame draw:z-index="252679168" draw:style-name="a77" draw:name="Input penna 358" text:anchor-type="paragraph" svg:x="5.75694in" svg:y="-0.22639in" svg:width="1.34375in" svg:height="1.39792in" style:rel-width="scale" style:rel-height="scale"><draw:image xlink:href="media/image78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z-index="252443648" draw:style-name="a78" draw:name="Input penna 436" text:anchor-type="paragraph" svg:x="0.55455in" svg:y="5.92012in" svg:width="4.79028in" svg:height="0.27292in" style:rel-width="scale" style:rel-height="scale"><draw:image xlink:href="media/image79.png" xlink:type="simple" xlink:show="embed" xlink:actuate="onLoad"/><svg:title/><svg:desc/></draw:frame><draw:frame draw:z-index="252442624" draw:style-name="a79" draw:name="Input penna 435" text:anchor-type="paragraph" svg:x="4.19167in" svg:y="5.26736in" svg:width="0.18194in" svg:height="0.42292in" style:rel-width="scale" style:rel-height="scale"><draw:image xlink:href="media/image80.png" xlink:type="simple" xlink:show="embed" xlink:actuate="onLoad"/><svg:title/><svg:desc/></draw:frame><draw:frame draw:z-index="252441600" draw:style-name="a80" draw:name="Input penna 434" text:anchor-type="paragraph" svg:x="4.58171in" svg:y="5.24335in" svg:width="0.24028in" svg:height="0.49375in" style:rel-width="scale" style:rel-height="scale"><draw:image xlink:href="media/image81.png" xlink:type="simple" xlink:show="embed" xlink:actuate="onLoad"/><svg:title/><svg:desc/></draw:frame><draw:frame draw:z-index="252438528" draw:style-name="a81" draw:name="Input penna 431" text:anchor-type="paragraph" svg:x="3.71911in" svg:y="5.1961in" svg:width="0.25972in" svg:height="0.51667in" style:rel-width="scale" style:rel-height="scale"><draw:image xlink:href="media/image82.png" xlink:type="simple" xlink:show="embed" xlink:actuate="onLoad"/><svg:title/><svg:desc/></draw:frame><draw:frame draw:z-index="252437504" draw:style-name="a82" draw:name="Input penna 430" text:anchor-type="paragraph" svg:x="2.85139in" svg:y="5.16944in" svg:width="0.68542in" svg:height="0.53819in" style:rel-width="scale" style:rel-height="scale"><draw:image xlink:href="media/image83.png" xlink:type="simple" xlink:show="embed" xlink:actuate="onLoad"/><svg:title/><svg:desc/></draw:frame><draw:frame draw:z-index="252434432" draw:style-name="a83" draw:name="Input penna 427" text:anchor-type="paragraph" svg:x="2.44667in" svg:y="5.0965in" svg:width="0.24306in" svg:height="0.52361in" style:rel-width="scale" style:rel-height="scale"><draw:image xlink:href="media/image84.png" xlink:type="simple" xlink:show="embed" xlink:actuate="onLoad"/><svg:title/><svg:desc/></draw:frame><draw:frame draw:z-index="252433408" draw:style-name="a84" draw:name="Input penna 426" text:anchor-type="paragraph" svg:x="1.50972in" svg:y="5.1125in" svg:width="0.75486in" svg:height="0.42778in" style:rel-width="scale" style:rel-height="scale"><draw:image xlink:href="media/image85.png" xlink:type="simple" xlink:show="embed" xlink:actuate="onLoad"/><svg:title/><svg:desc/></draw:frame><draw:frame draw:z-index="252428288" draw:style-name="a85" draw:name="Input penna 421" text:anchor-type="paragraph" svg:x="1.10376in" svg:y="5.10713in" svg:width="0.18403in" svg:height="0.39444in" style:rel-width="scale" style:rel-height="scale"><draw:image xlink:href="media/image86.png" xlink:type="simple" xlink:show="embed" xlink:actuate="onLoad"/><svg:title/><svg:desc/></draw:frame><draw:frame draw:z-index="252427264" draw:style-name="a86" draw:name="Input penna 420" text:anchor-type="paragraph" svg:x="0.64431in" svg:y="4.99059in" svg:width="0.29306in" svg:height="0.60764in" style:rel-width="scale" style:rel-height="scale"><draw:image xlink:href="media/image87.png" xlink:type="simple" xlink:show="embed" xlink:actuate="onLoad"/><svg:title/><svg:desc/></draw:frame><draw:frame draw:z-index="252424192" draw:style-name="a87" draw:name="Input penna 417" text:anchor-type="paragraph" svg:x="6.31528in" svg:y="4.48194in" svg:width="0.47639in" svg:height="0.28403in" style:rel-width="scale" style:rel-height="scale"><draw:image xlink:href="media/image88.png" xlink:type="simple" xlink:show="embed" xlink:actuate="onLoad"/><svg:title/><svg:desc/></draw:frame><draw:frame draw:z-index="252425216" draw:style-name="a88" draw:name="Input penna 418" text:anchor-type="paragraph" svg:x="5.11806in" svg:y="4.36806in" svg:width="1.05486in" svg:height="0.34792in" style:rel-width="scale" style:rel-height="scale"><draw:image xlink:href="media/image89.png" xlink:type="simple" xlink:show="embed" xlink:actuate="onLoad"/><svg:title/><svg:desc/></draw:frame><draw:frame draw:z-index="252426240" draw:style-name="a89" draw:name="Input penna 419" text:anchor-type="paragraph" svg:x="4.78681in" svg:y="4.45069in" svg:width="0.19444in" svg:height="0.15903in" style:rel-width="scale" style:rel-height="scale"><draw:image xlink:href="media/image90.png" xlink:type="simple" xlink:show="embed" xlink:actuate="onLoad"/><svg:title/><svg:desc/></draw:frame><draw:frame draw:z-index="252423168" draw:style-name="a90" draw:name="Input penna 416" text:anchor-type="paragraph" svg:x="6.94746in" svg:y="4.69051in" svg:width="0.18403in" svg:height="0.02778in" style:rel-width="scale" style:rel-height="scale"><draw:image xlink:href="media/image91.png" xlink:type="simple" xlink:show="embed" xlink:actuate="onLoad"/><svg:title/><svg:desc/></draw:frame><draw:frame draw:z-index="252422144" draw:style-name="a91" draw:name="Input penna 415" text:anchor-type="paragraph" svg:x="6.96754in" svg:y="4.55941in" svg:width="0.14514in" svg:height="0.03056in" style:rel-width="scale" style:rel-height="scale"><draw:image xlink:href="media/image92.png" xlink:type="simple" xlink:show="embed" xlink:actuate="onLoad"/><svg:title/><svg:desc/></draw:frame><draw:frame draw:z-index="252407808" draw:style-name="a92" draw:name="Input penna 401" text:anchor-type="paragraph" svg:x="3.40486in" svg:y="4.32639in" svg:width="1.23264in" svg:height="0.38542in" style:rel-width="scale" style:rel-height="scale"><draw:image xlink:href="media/image93.png" xlink:type="simple" xlink:show="embed" xlink:actuate="onLoad"/><svg:title/><svg:desc/></draw:frame><draw:frame draw:z-index="252408832" draw:style-name="a93" draw:name="Input penna 402" text:anchor-type="paragraph" svg:x="3.07292in" svg:y="4.32639in" svg:width="1.56458in" svg:height="0.38542in" style:rel-width="scale" style:rel-height="scale"><draw:image xlink:href="media/image94.png" xlink:type="simple" xlink:show="embed" xlink:actuate="onLoad"/><svg:title/><svg:desc/></draw:frame><draw:frame draw:z-index="252397568" draw:style-name="a94" draw:name="Input penna 391" text:anchor-type="paragraph" svg:x="0.68542in" svg:y="4.30694in" svg:width="2.27986in" svg:height="0.34236in" style:rel-width="scale" style:rel-height="scale"><draw:image xlink:href="media/image95.png" xlink:type="simple" xlink:show="embed" xlink:actuate="onLoad"/><svg:title/><svg:desc/></draw:frame><draw:frame draw:z-index="252378112" draw:style-name="a95" draw:name="Input penna 372" text:anchor-type="paragraph" svg:x="0.01389in" svg:y="4.29583in" svg:width="0.59236in" svg:height="0.25694in" style:rel-width="scale" style:rel-height="scale"><draw:image xlink:href="media/image96.png" xlink:type="simple" xlink:show="embed" xlink:actuate="onLoad"/><svg:title/><svg:desc/></draw:frame><draw:frame draw:z-index="252371968" draw:style-name="a96" draw:name="Input penna 366" text:anchor-type="paragraph" svg:x="-0.53819in" svg:y="4.23333in" svg:width="0.5125in" svg:height="0.27431in" style:rel-width="scale" style:rel-height="scale"><draw:image xlink:href="media/image97.png" xlink:type="simple" xlink:show="embed" xlink:actuate="onLoad"/><svg:title/><svg:desc/></draw:frame><draw:frame draw:z-index="252366848" draw:style-name="a97" draw:name="Input penna 361" text:anchor-type="paragraph" svg:x="4.48472in" svg:y="3.25972in" svg:width="2.89792in" svg:height="0.48194in" style:rel-width="scale" style:rel-height="scale"><draw:image xlink:href="media/image98.png" xlink:type="simple" xlink:show="embed" xlink:actuate="onLoad"/><svg:title/><svg:desc/></draw:frame><draw:frame draw:z-index="252340224" draw:style-name="a98" draw:name="Input penna 335" text:anchor-type="paragraph" svg:x="2.89306in" svg:y="3.30069in" svg:width="1.44306in" svg:height="0.41667in" style:rel-width="scale" style:rel-height="scale"><draw:image xlink:href="media/image99.png" xlink:type="simple" xlink:show="embed" xlink:actuate="onLoad"/><svg:title/><svg:desc/></draw:frame><draw:frame draw:z-index="252321792" draw:style-name="a99" draw:name="Input penna 317" text:anchor-type="paragraph" svg:x="0.72639in" svg:y="3.27847in" svg:width="1.98611in" svg:height="0.46389in" style:rel-width="scale" style:rel-height="scale"><draw:image xlink:href="media/image100.png" xlink:type="simple" xlink:show="embed" xlink:actuate="onLoad"/><svg:title/><svg:desc/></draw:frame><draw:frame draw:z-index="252301312" draw:style-name="a100" draw:name="Input penna 297" text:anchor-type="paragraph" svg:x="0.47222in" svg:y="3.54653in" svg:width="0.10208in" svg:height="0.11667in" style:rel-width="scale" style:rel-height="scale"><draw:image xlink:href="media/image101.png" xlink:type="simple" xlink:show="embed" xlink:actuate="onLoad"/><svg:title/><svg:desc/></draw:frame><draw:frame draw:z-index="252298240" draw:style-name="a101" draw:name="Input penna 294" text:anchor-type="paragraph" svg:x="0.33819in" svg:y="3.29583in" svg:width="0.13681in" svg:height="0.13958in" style:rel-width="scale" style:rel-height="scale"><draw:image xlink:href="media/image102.png" xlink:type="simple" xlink:show="embed" xlink:actuate="onLoad"/><svg:title/><svg:desc/></draw:frame><draw:frame draw:z-index="252295168" draw:style-name="a102" draw:name="Input penna 291" text:anchor-type="paragraph" svg:x="-0.44931in" svg:y="3.40694in" svg:width="0.78889in" svg:height="0.37222in" style:rel-width="scale" style:rel-height="scale"><draw:image xlink:href="media/image103.png" xlink:type="simple" xlink:show="embed" xlink:actuate="onLoad"/><svg:title/><svg:desc/></draw:frame><draw:frame draw:z-index="252289024" draw:style-name="a103" draw:name="Input penna 285" text:anchor-type="paragraph" svg:x="0.91597in" svg:y="2.24514in" svg:width="0.29583in" svg:height="0.73056in" style:rel-width="scale" style:rel-height="scale"><draw:image xlink:href="media/image104.png" xlink:type="simple" xlink:show="embed" xlink:actuate="onLoad"/><svg:title/><svg:desc/></draw:frame><draw:frame draw:z-index="252285952" draw:style-name="a104" draw:name="Input penna 282" text:anchor-type="paragraph" svg:x="5.19028in" svg:y="2.14097in" svg:width="1.23056in" svg:height="0.40139in" style:rel-width="scale" style:rel-height="scale"><draw:image xlink:href="media/image105.png" xlink:type="simple" xlink:show="embed" xlink:actuate="onLoad"/><svg:title/><svg:desc/></draw:frame><draw:frame draw:z-index="252277760" draw:style-name="a105" draw:name="Input penna 274" text:anchor-type="paragraph" svg:x="5.23889in" svg:y="1.71597in" svg:width="1.42847in" svg:height="0.25139in" style:rel-width="scale" style:rel-height="scale"><draw:image xlink:href="media/image106.png" xlink:type="simple" xlink:show="embed" xlink:actuate="onLoad"/><svg:title/><svg:desc/></draw:frame><draw:frame draw:z-index="252264448" draw:style-name="a106" draw:name="Input penna 261" text:anchor-type="paragraph" svg:x="6.97986in" svg:y="1.37222in" svg:width="0.37431in" svg:height="0.19792in" style:rel-width="scale" style:rel-height="scale"><draw:image xlink:href="media/image107.png" xlink:type="simple" xlink:show="embed" xlink:actuate="onLoad"/><svg:title/><svg:desc/></draw:frame><draw:frame draw:z-index="252265472" draw:style-name="a107" draw:name="Input penna 262" text:anchor-type="paragraph" svg:x="2.54028in" svg:y="1.21875in" svg:width="4.29583in" svg:height="0.36667in" style:rel-width="scale" style:rel-height="scale"><draw:image xlink:href="media/image108.png" xlink:type="simple" xlink:show="embed" xlink:actuate="onLoad"/><svg:title/><svg:desc/></draw:frame><draw:frame draw:z-index="252216320" draw:style-name="a108" draw:name="Input penna 214" text:anchor-type="paragraph" svg:x="1.43542in" svg:y="1.21319in" svg:width="1.00556in" svg:height="0.30625in" style:rel-width="scale" style:rel-height="scale"><draw:image xlink:href="media/image109.png" xlink:type="simple" xlink:show="embed" xlink:actuate="onLoad"/><svg:title/><svg:desc/></draw:frame><draw:frame draw:z-index="252204032" draw:style-name="a109" draw:name="Input penna 200" text:anchor-type="paragraph" svg:x="1.06736in" svg:y="1.38125in" svg:width="0.26111in" svg:height="0.13403in" style:rel-width="scale" style:rel-height="scale"><draw:image xlink:href="media/image110.png" xlink:type="simple" xlink:show="embed" xlink:actuate="onLoad"/><svg:title/><svg:desc/></draw:frame><draw:frame draw:z-index="252200960" draw:style-name="a110" draw:name="Input penna 197" text:anchor-type="paragraph" svg:x="5.73403in" svg:y="0.79653in" svg:width="0.60139in" svg:height="0.26458in" style:rel-width="scale" style:rel-height="scale"><draw:image xlink:href="media/image111.png" xlink:type="simple" xlink:show="embed" xlink:actuate="onLoad"/><svg:title/><svg:desc/></draw:frame><draw:frame draw:z-index="252194816" draw:style-name="a111" draw:name="Input penna 191" text:anchor-type="paragraph" svg:x="5.39861in" svg:y="0.87222in" svg:width="0.16458in" svg:height="0.10903in" style:rel-width="scale" style:rel-height="scale"><draw:image xlink:href="media/image112.png" xlink:type="simple" xlink:show="embed" xlink:actuate="onLoad"/><svg:title/><svg:desc/></draw:frame><draw:frame draw:z-index="252195840" draw:style-name="a112" draw:name="Input penna 192" text:anchor-type="paragraph" svg:x="2.81667in" svg:y="0.64097in" svg:width="2.41667in" svg:height="0.3875in" style:rel-width="scale" style:rel-height="scale"><draw:image xlink:href="media/image113.png" xlink:type="simple" xlink:show="embed" xlink:actuate="onLoad"/><svg:title/><svg:desc/></draw:frame><draw:frame draw:z-index="252171264" draw:style-name="a113" draw:name="Input penna 168" text:anchor-type="paragraph" svg:x="1.62639in" svg:y="0.70694in" svg:width="1.01944in" svg:height="0.31667in" style:rel-width="scale" style:rel-height="scale"><draw:image xlink:href="media/image114.png" xlink:type="simple" xlink:show="embed" xlink:actuate="onLoad"/><svg:title/><svg:desc/></draw:frame><draw:frame draw:z-index="252162048" draw:style-name="a114" draw:name="Input penna 159" text:anchor-type="paragraph" svg:x="0.96319in" svg:y="0.86667in" svg:width="0.36111in" svg:height="0.12917in" style:rel-width="scale" style:rel-height="scale"><draw:image xlink:href="media/image115.png" xlink:type="simple" xlink:show="embed" xlink:actuate="onLoad"/><svg:title/><svg:desc/></draw:frame><draw:frame draw:z-index="252158976" draw:style-name="a115" draw:name="Input penna 156" text:anchor-type="paragraph" svg:x="6.91045in" svg:y="0.0313in" svg:width="0.15764in" svg:height="0.29583in" style:rel-width="scale" style:rel-height="scale"><draw:image xlink:href="media/image116.png" xlink:type="simple" xlink:show="embed" xlink:actuate="onLoad"/><svg:title/><svg:desc/></draw:frame><draw:frame draw:z-index="252157952" draw:style-name="a116" draw:name="Input penna 155" text:anchor-type="paragraph" svg:x="6.57292in" svg:y="0.02847in" svg:width="0.1875in" svg:height="0.25764in" style:rel-width="scale" style:rel-height="scale"><draw:image xlink:href="media/image117.png" xlink:type="simple" xlink:show="embed" xlink:actuate="onLoad"/><svg:title/><svg:desc/></draw:frame><draw:frame draw:z-index="252154880" draw:style-name="a117" draw:name="Input penna 152" text:anchor-type="paragraph" svg:x="5.92986in" svg:y="0.06667in" svg:width="0.46944in" svg:height="0.2625in" style:rel-width="scale" style:rel-height="scale"><draw:image xlink:href="media/image118.png" xlink:type="simple" xlink:show="embed" xlink:actuate="onLoad"/><svg:title/><svg:desc/></draw:frame><draw:frame draw:z-index="252149760" draw:style-name="a118" draw:name="Input penna 147" text:anchor-type="paragraph" svg:x="5.41319in" svg:y="0.04028in" svg:width="0.3375in" svg:height="0.32431in" style:rel-width="scale" style:rel-height="scale"><draw:image xlink:href="media/image119.png" xlink:type="simple" xlink:show="embed" xlink:actuate="onLoad"/><svg:title/><svg:desc/></draw:frame><draw:frame draw:z-index="252144640" draw:style-name="a119" draw:name="Input penna 142" text:anchor-type="paragraph" svg:x="5.10652in" svg:y="0.03091in" svg:width="0.15347in" svg:height="0.31528in" style:rel-width="scale" style:rel-height="scale"><draw:image xlink:href="media/image120.png" xlink:type="simple" xlink:show="embed" xlink:actuate="onLoad"/><svg:title/><svg:desc/></draw:frame><draw:frame draw:z-index="252143616" draw:style-name="a120" draw:name="Input penna 141" text:anchor-type="paragraph" svg:x="4.61045in" svg:y="0.33484in" svg:width="0.18542in" svg:height="0.00764in" style:rel-width="scale" style:rel-height="scale"><draw:image xlink:href="media/image121.png" xlink:type="simple" xlink:show="embed" xlink:actuate="onLoad"/><svg:title/><svg:desc/></draw:frame><draw:frame draw:z-index="252142592" draw:style-name="a121" draw:name="Input penna 140" text:anchor-type="paragraph" svg:x="4.58722in" svg:y="0.19429in" svg:width="0.18681in" svg:height="0.01875in" style:rel-width="scale" style:rel-height="scale"><draw:image xlink:href="media/image122.png" xlink:type="simple" xlink:show="embed" xlink:actuate="onLoad"/><svg:title/><svg:desc/></draw:frame><draw:frame draw:z-index="252140544" draw:style-name="a122" draw:name="Input penna 138" text:anchor-type="paragraph" svg:x="3.95347in" svg:y="-0.09722in" svg:width="0.45069in" svg:height="0.45764in" style:rel-width="scale" style:rel-height="scale"><draw:image xlink:href="media/image123.png" xlink:type="simple" xlink:show="embed" xlink:actuate="onLoad"/><svg:title/><svg:desc/></draw:frame><draw:frame draw:z-index="252135424" draw:style-name="a123" draw:name="Input penna 133" text:anchor-type="paragraph" svg:x="3.30417in" svg:y="0.12986in" svg:width="0.49306in" svg:height="0.275in" style:rel-width="scale" style:rel-height="scale"><draw:image xlink:href="media/image124.png" xlink:type="simple" xlink:show="embed" xlink:actuate="onLoad"/><svg:title/><svg:desc/></draw:frame><draw:frame draw:z-index="252129280" draw:style-name="a124" draw:name="Input penna 127" text:anchor-type="paragraph" svg:x="2.96944in" svg:y="0.20486in" svg:width="0.09375in" svg:height="0.15069in" style:rel-width="scale" style:rel-height="scale"><draw:image xlink:href="media/image125.png" xlink:type="simple" xlink:show="embed" xlink:actuate="onLoad"/><svg:title/><svg:desc/></draw:frame><draw:frame draw:z-index="252130304" draw:style-name="a125" draw:name="Input penna 128" text:anchor-type="paragraph" svg:x="1.82708in" svg:y="0.1562in" svg:width="0.79861in" svg:height="0.33125in" style:rel-width="scale" style:rel-height="scale"><draw:image xlink:href="media/image126.png" xlink:type="simple" xlink:show="embed" xlink:actuate="onLoad"/><svg:title/><svg:desc/></draw:frame><draw:frame draw:z-index="252119040" draw:style-name="a126" draw:name="Input penna 117" text:anchor-type="paragraph" svg:x="0.80691in" svg:y="0.26122in" svg:width="0.48333in" svg:height="0.23958in" style:rel-width="scale" style:rel-height="scale"><draw:image xlink:href="media/image127.png" xlink:type="simple" xlink:show="embed" xlink:actuate="onLoad"/><svg:title/><svg:desc/></draw:frame><draw:frame draw:z-index="252118016" draw:style-name="a127" draw:name="Input penna 115" text:anchor-type="paragraph" svg:x="0.31389in" svg:y="1.78264in" svg:width="1.32083in" svg:height="0.26458in" style:rel-width="scale" style:rel-height="scale"><draw:image xlink:href="media/image128.png" xlink:type="simple" xlink:show="embed" xlink:actuate="onLoad"/><svg:title/><svg:desc/></draw:frame><draw:frame draw:z-index="252105728" draw:style-name="a128" draw:name="Input penna 103" text:anchor-type="paragraph" svg:x="0.28056in" svg:y="1.31528in" svg:width="0.63472in" svg:height="0.19167in" style:rel-width="scale" style:rel-height="scale"><draw:image xlink:href="media/image129.png" xlink:type="simple" xlink:show="embed" xlink:actuate="onLoad"/><svg:title/><svg:desc/></draw:frame><draw:frame draw:z-index="252096512" draw:style-name="a129" draw:name="Input penna 94" text:anchor-type="paragraph" svg:x="-0.11042in" svg:y="0.75556in" svg:width="0.83403in" svg:height="0.39028in" style:rel-width="scale" style:rel-height="scale"><draw:image xlink:href="media/image130.png" xlink:type="simple" xlink:show="embed" xlink:actuate="onLoad"/><svg:title/><svg:desc/></draw:frame><draw:frame draw:z-index="252089344" draw:style-name="a130" draw:name="Input penna 87" text:anchor-type="paragraph" svg:x="-0.07222in" svg:y="1.73264in" svg:width="0.25208in" svg:height="0.41667in" style:rel-width="scale" style:rel-height="scale"><draw:image xlink:href="media/image131.png" xlink:type="simple" xlink:show="embed" xlink:actuate="onLoad"/><svg:title/><svg:desc/></draw:frame><draw:frame draw:z-index="252090368" draw:style-name="a131" draw:name="Input penna 88" text:anchor-type="paragraph" svg:x="-0.10486in" svg:y="1.27431in" svg:width="0.275in" svg:height="0.32361in" style:rel-width="scale" style:rel-height="scale"><draw:image xlink:href="media/image132.png" xlink:type="simple" xlink:show="embed" xlink:actuate="onLoad"/><svg:title/><svg:desc/></draw:frame><draw:frame draw:z-index="252083200" draw:style-name="a132" draw:name="Input penna 81" text:anchor-type="paragraph" svg:x="-0.13125in" svg:y="0.23681in" svg:width="0.76944in" svg:height="0.34583in" style:rel-width="scale" style:rel-height="scale"><draw:image xlink:href="media/image133.png" xlink:type="simple" xlink:show="embed" xlink:actuate="onLoad"/><svg:title/><svg:desc/></draw:frame></text:p>
      <text:p text:style-name="Standard"/>
      <text:p text:style-name="Standard"/>
      <text:soft-page-break/>
      <text:p text:style-name="Standard"><text:span text:style-name="T126">Exercise 1.22</text:span><text:span text:style-name="T127"><text:line-break/></text:span></text:p>
      <text:p text:style-name="Standard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z-index="252676096" draw:style-name="a133" draw:name="Input penna 355" text:anchor-type="paragraph" svg:x="5.39116in" svg:y="0.97817in" svg:width="0.84444in" svg:height="0.81806in" style:rel-width="scale" style:rel-height="scale"><draw:image xlink:href="media/image134.png" xlink:type="simple" xlink:show="embed" xlink:actuate="onLoad"/><svg:title/><svg:desc/></draw:frame><draw:frame draw:z-index="252675072" draw:style-name="a134" draw:name="Input penna 354" text:anchor-type="paragraph" svg:x="5.11111in" svg:y="3.02917in" svg:width="1.82222in" svg:height="1.82222in" style:rel-width="scale" style:rel-height="scale"><draw:image xlink:href="media/image135.png" xlink:type="simple" xlink:show="embed" xlink:actuate="onLoad"/><svg:title/><svg:desc/></draw:frame><draw:frame draw:z-index="252672000" draw:style-name="a135" draw:name="Input penna 351" text:anchor-type="paragraph" svg:x="0.3573in" svg:y="7.33998in" svg:width="1.75139in" svg:height="1.39792in" style:rel-width="scale" style:rel-height="scale"><draw:image xlink:href="media/image136.png" xlink:type="simple" xlink:show="embed" xlink:actuate="onLoad"/><svg:title/><svg:desc/></draw:frame><draw:frame draw:z-index="252670976" draw:style-name="a136" draw:name="Input penna 350" text:anchor-type="paragraph" svg:x="1.08125in" svg:y="7.72222in" svg:width="0.31944in" svg:height="0.68403in" style:rel-width="scale" style:rel-height="scale"><draw:image xlink:href="media/image137.png" xlink:type="simple" xlink:show="embed" xlink:actuate="onLoad"/><svg:title/><svg:desc/></draw:frame><draw:frame draw:z-index="252669952" draw:style-name="a137" draw:name="Input penna 349" text:anchor-type="paragraph" svg:x="1.59431in" svg:y="7.82029in" svg:width="0.22847in" svg:height="0.49097in" style:rel-width="scale" style:rel-height="scale"><draw:image xlink:href="media/image138.png" xlink:type="simple" xlink:show="embed" xlink:actuate="onLoad"/><svg:title/><svg:desc/></draw:frame><draw:frame draw:z-index="252666880" draw:style-name="a138" draw:name="Input penna 346" text:anchor-type="paragraph" svg:x="0.52856in" svg:y="7.97148in" svg:width="0.30764in" svg:height="0.03194in" style:rel-width="scale" style:rel-height="scale"><draw:image xlink:href="media/image139.png" xlink:type="simple" xlink:show="embed" xlink:actuate="onLoad"/><svg:title/><svg:desc/></draw:frame><draw:frame draw:z-index="252665856" draw:style-name="a139" draw:name="Input penna 345" text:anchor-type="paragraph" svg:x="-0.04506in" svg:y="7.99431in" svg:width="0.27778in" svg:height="0.03125in" style:rel-width="scale" style:rel-height="scale"><draw:image xlink:href="media/image140.png" xlink:type="simple" xlink:show="embed" xlink:actuate="onLoad"/><svg:title/><svg:desc/></draw:frame><draw:frame draw:z-index="252664832" draw:style-name="a140" draw:name="Input penna 344" text:anchor-type="paragraph" svg:x="-0.036in" svg:y="7.81911in" svg:width="0.28889in" svg:height="0.04306in" style:rel-width="scale" style:rel-height="scale"><draw:image xlink:href="media/image141.png" xlink:type="simple" xlink:show="embed" xlink:actuate="onLoad"/><svg:title/><svg:desc/></draw:frame><draw:frame draw:z-index="252663808" draw:style-name="a141" draw:name="Input penna 343" text:anchor-type="paragraph" svg:x="4.50139in" svg:y="6.72847in" svg:width="2.75278in" svg:height="0.36042in" style:rel-width="scale" style:rel-height="scale"><draw:image xlink:href="media/image142.png" xlink:type="simple" xlink:show="embed" xlink:actuate="onLoad"/><svg:title/><svg:desc/></draw:frame><draw:frame draw:z-index="252642304" draw:style-name="a142" draw:name="Input penna 322" text:anchor-type="paragraph" svg:x="4.2625in" svg:y="6.82917in" svg:width="0.11944in" svg:height="0.12292in" style:rel-width="scale" style:rel-height="scale"><draw:image xlink:href="media/image143.png" xlink:type="simple" xlink:show="embed" xlink:actuate="onLoad"/><svg:title/><svg:desc/></draw:frame><draw:frame draw:z-index="252638208" draw:style-name="a143" draw:name="Input penna 318" text:anchor-type="paragraph" svg:x="3.95556in" svg:y="6.77639in" svg:width="0.13611in" svg:height="0.24236in" style:rel-width="scale" style:rel-height="scale"><draw:image xlink:href="media/image144.png" xlink:type="simple" xlink:show="embed" xlink:actuate="onLoad"/><svg:title/><svg:desc/></draw:frame><draw:frame draw:z-index="252639232" draw:style-name="a144" draw:name="Input penna 319" text:anchor-type="paragraph" svg:x="3.45625in" svg:y="6.49097in" svg:width="0.34028in" svg:height="0.44861in" style:rel-width="scale" style:rel-height="scale"><draw:image xlink:href="media/image145.png" xlink:type="simple" xlink:show="embed" xlink:actuate="onLoad"/><svg:title/><svg:desc/></draw:frame><draw:frame draw:z-index="252632064" draw:style-name="a145" draw:name="Input penna 312" text:anchor-type="paragraph" svg:x="2.38681in" svg:y="6.58056in" svg:width="0.54583in" svg:height="0.46875in" style:rel-width="scale" style:rel-height="scale"><draw:image xlink:href="media/image146.png" xlink:type="simple" xlink:show="embed" xlink:actuate="onLoad"/><svg:title/><svg:desc/></draw:frame><draw:frame draw:z-index="252631040" draw:style-name="a146" draw:name="Input penna 311" text:anchor-type="paragraph" svg:x="3.17935in" svg:y="6.71085in" svg:width="0.16736in" svg:height="0.28056in" style:rel-width="scale" style:rel-height="scale"><draw:image xlink:href="media/image147.png" xlink:type="simple" xlink:show="embed" xlink:actuate="onLoad"/><svg:title/><svg:desc/></draw:frame><draw:frame draw:z-index="252624896" draw:style-name="a147" draw:name="Input penna 305" text:anchor-type="paragraph" svg:x="1.7in" svg:y="6.50278in" svg:width="0.51806in" svg:height="0.52292in" style:rel-width="scale" style:rel-height="scale"><draw:image xlink:href="media/image148.png" xlink:type="simple" xlink:show="embed" xlink:actuate="onLoad"/><svg:title/><svg:desc/></draw:frame><draw:frame draw:z-index="252618752" draw:style-name="a148" draw:name="Input penna 299" text:anchor-type="paragraph" svg:x="1.35278in" svg:y="6.78264in" svg:width="0.14514in" svg:height="0.16458in" style:rel-width="scale" style:rel-height="scale"><draw:image xlink:href="media/image149.png" xlink:type="simple" xlink:show="embed" xlink:actuate="onLoad"/><svg:title/><svg:desc/></draw:frame><draw:frame draw:z-index="252615680" draw:style-name="a149" draw:name="Input penna 296" text:anchor-type="paragraph" svg:x="0.50208in" svg:y="6.55278in" svg:width="0.75347in" svg:height="0.50139in" style:rel-width="scale" style:rel-height="scale"><draw:image xlink:href="media/image150.png" xlink:type="simple" xlink:show="embed" xlink:actuate="onLoad"/><svg:title/><svg:desc/></draw:frame><draw:frame draw:z-index="252610560" draw:style-name="a150" draw:name="Input penna 291" text:anchor-type="paragraph" svg:x="0.21319in" svg:y="5.57153in" svg:width="1.64375in" svg:height="0.30486in" style:rel-width="scale" style:rel-height="scale"><draw:image xlink:href="media/image151.png" xlink:type="simple" xlink:show="embed" xlink:actuate="onLoad"/><svg:title/><svg:desc/></draw:frame><draw:frame draw:z-index="252597248" draw:style-name="a151" draw:name="Input penna 278" text:anchor-type="paragraph" svg:x="-0.32361in" svg:y="5.38056in" svg:width="0.34722in" svg:height="0.50347in" style:rel-width="scale" style:rel-height="scale"><draw:image xlink:href="media/image152.png" xlink:type="simple" xlink:show="embed" xlink:actuate="onLoad"/><svg:title/><svg:desc/></draw:frame><draw:frame draw:z-index="252594176" draw:style-name="a152" draw:name="Input penna 275" text:anchor-type="paragraph" svg:x="5.97222in" svg:y="4.23472in" svg:width="0.62153in" svg:height="0.39028in" style:rel-width="scale" style:rel-height="scale"><draw:image xlink:href="media/image153.png" xlink:type="simple" xlink:show="embed" xlink:actuate="onLoad"/><svg:title/><svg:desc/></draw:frame><draw:frame draw:z-index="252589056" draw:style-name="a153" draw:name="Input penna 270" text:anchor-type="paragraph" svg:x="5.18819in" svg:y="3.35625in" svg:width="0.84514in" svg:height="0.32222in" style:rel-width="scale" style:rel-height="scale"><draw:image xlink:href="media/image154.png" xlink:type="simple" xlink:show="embed" xlink:actuate="onLoad"/><svg:title/><svg:desc/></draw:frame><draw:frame draw:z-index="252584960" draw:style-name="a154" draw:name="Input penna 266" text:anchor-type="paragraph" svg:x="4.86944in" svg:y="3.45912in" svg:width="0.19653in" svg:height="0.16042in" style:rel-width="scale" style:rel-height="scale"><draw:image xlink:href="media/image155.png" xlink:type="simple" xlink:show="embed" xlink:actuate="onLoad"/><svg:title/><svg:desc/></draw:frame><draw:frame draw:z-index="252579840" draw:style-name="a155" draw:name="Input penna 261" text:anchor-type="paragraph" svg:x="5.64236in" svg:y="4.33681in" svg:width="0.13333in" svg:height="0.10694in" style:rel-width="scale" style:rel-height="scale"><draw:image xlink:href="media/image156.png" xlink:type="simple" xlink:show="embed" xlink:actuate="onLoad"/><svg:title/><svg:desc/></draw:frame><draw:frame draw:z-index="252580864" draw:style-name="a156" draw:name="Input penna 262" text:anchor-type="paragraph" svg:x="4.97222in" svg:y="4.25903in" svg:width="0.13958in" svg:height="0.19861in" style:rel-width="scale" style:rel-height="scale"><draw:image xlink:href="media/image157.png" xlink:type="simple" xlink:show="embed" xlink:actuate="onLoad"/><svg:title/><svg:desc/></draw:frame><draw:frame draw:z-index="252581888" draw:style-name="a157" draw:name="Input penna 263" text:anchor-type="paragraph" svg:x="4.64097in" svg:y="4.28403in" svg:width="0.11667in" svg:height="0.27847in" style:rel-width="scale" style:rel-height="scale"><draw:image xlink:href="media/image158.png" xlink:type="simple" xlink:show="embed" xlink:actuate="onLoad"/><svg:title/><svg:desc/></draw:frame><draw:frame draw:z-index="252576768" draw:style-name="a158" draw:name="Input penna 258" text:anchor-type="paragraph" svg:x="5.29864in" svg:y="4.25667in" svg:width="0.14653in" svg:height="0.24792in" style:rel-width="scale" style:rel-height="scale"><draw:image xlink:href="media/image159.png" xlink:type="simple" xlink:show="embed" xlink:actuate="onLoad"/><svg:title/><svg:desc/></draw:frame><draw:frame draw:z-index="252571648" draw:style-name="a159" draw:name="Input penna 253" text:anchor-type="paragraph" svg:x="1.71667in" svg:y="4.74653in" svg:width="0.09931in" svg:height="0.18056in" style:rel-width="scale" style:rel-height="scale"><draw:image xlink:href="media/image160.png" xlink:type="simple" xlink:show="embed" xlink:actuate="onLoad"/><svg:title/><svg:desc/></draw:frame><draw:frame draw:z-index="252568576" draw:style-name="a160" draw:name="Input penna 250" text:anchor-type="paragraph" svg:x="3.09583in" svg:y="4.19583in" svg:width="1.3125in" svg:height="0.32986in" style:rel-width="scale" style:rel-height="scale"><draw:image xlink:href="media/image161.png" xlink:type="simple" xlink:show="embed" xlink:actuate="onLoad"/><svg:title/><svg:desc/></draw:frame><draw:frame draw:z-index="252559360" draw:style-name="a161" draw:name="Input penna 241" text:anchor-type="paragraph" svg:x="2.57292in" svg:y="4.30347in" svg:width="0.24167in" svg:height="0.13264in" style:rel-width="scale" style:rel-height="scale"><draw:image xlink:href="media/image162.png" xlink:type="simple" xlink:show="embed" xlink:actuate="onLoad"/><svg:title/><svg:desc/></draw:frame><draw:frame draw:z-index="252556288" draw:style-name="a162" draw:name="Input penna 238" text:anchor-type="paragraph" svg:x="0.6375in" svg:y="4.51944in" svg:width="0.23472in" svg:height="0.475in" style:rel-width="scale" style:rel-height="scale"><draw:image xlink:href="media/image163.png" xlink:type="simple" xlink:show="embed" xlink:actuate="onLoad"/><svg:title/><svg:desc/></draw:frame><draw:frame draw:z-index="252551168" draw:style-name="a163" draw:name="Input penna 233" text:anchor-type="paragraph" svg:x="1.42222in" svg:y="4.51875in" svg:width="0.62778in" svg:height="0.44028in" style:rel-width="scale" style:rel-height="scale"><draw:image xlink:href="media/image164.png" xlink:type="simple" xlink:show="embed" xlink:actuate="onLoad"/><svg:title/><svg:desc/></draw:frame><draw:frame draw:z-index="252542976" draw:style-name="a164" draw:name="Input penna 225" text:anchor-type="paragraph" svg:x="0.31458in" svg:y="4.13542in" svg:width="1.98264in" svg:height="0.30139in" style:rel-width="scale" style:rel-height="scale"><draw:image xlink:href="media/image165.png" xlink:type="simple" xlink:show="embed" xlink:actuate="onLoad"/><svg:title/><svg:desc/></draw:frame><draw:frame draw:z-index="252530688" draw:style-name="a165" draw:name="Input penna 213" text:anchor-type="paragraph" svg:x="-0.33889in" svg:y="3.97431in" svg:width="0.44444in" svg:height="0.55486in" style:rel-width="scale" style:rel-height="scale"><draw:image xlink:href="media/image166.png" xlink:type="simple" xlink:show="embed" xlink:actuate="onLoad"/><svg:title/><svg:desc/></draw:frame><draw:frame draw:z-index="252527616" draw:style-name="a166" draw:name="Input penna 210" text:anchor-type="paragraph" svg:x="3.45347in" svg:y="3.30764in" svg:width="1.21458in" svg:height="0.39722in" style:rel-width="scale" style:rel-height="scale"><draw:image xlink:href="media/image167.png" xlink:type="simple" xlink:show="embed" xlink:actuate="onLoad"/><svg:title/><svg:desc/></draw:frame><draw:frame draw:z-index="252514304" draw:style-name="a167" draw:name="Input penna 197" text:anchor-type="paragraph" svg:x="2.12986in" svg:y="3.39514in" svg:width="1.12708in" svg:height="0.28264in" style:rel-width="scale" style:rel-height="scale"><draw:image xlink:href="media/image168.png" xlink:type="simple" xlink:show="embed" xlink:actuate="onLoad"/><svg:title/><svg:desc/></draw:frame><draw:frame draw:z-index="252507136" draw:style-name="a168" draw:name="Input penna 190" text:anchor-type="paragraph" svg:x="1.65069in" svg:y="3.45764in" svg:width="0.18611in" svg:height="0.16806in" style:rel-width="scale" style:rel-height="scale"><draw:image xlink:href="media/image169.png" xlink:type="simple" xlink:show="embed" xlink:actuate="onLoad"/><svg:title/><svg:desc/></draw:frame><draw:frame draw:z-index="252504064" draw:style-name="a169" draw:name="Input penna 187" text:anchor-type="paragraph" svg:x="1.19653in" svg:y="3.12569in" svg:width="0.39167in" svg:height="0.52361in" style:rel-width="scale" style:rel-height="scale"><draw:image xlink:href="media/image170.png" xlink:type="simple" xlink:show="embed" xlink:actuate="onLoad"/><svg:title/><svg:desc/></draw:frame><draw:frame draw:z-index="252500992" draw:style-name="a170" draw:name="Input penna 184" text:anchor-type="paragraph" svg:x="0.79195in" svg:y="3.50675in" svg:width="0.21528in" svg:height="0.02222in" style:rel-width="scale" style:rel-height="scale"><draw:image xlink:href="media/image171.png" xlink:type="simple" xlink:show="embed" xlink:actuate="onLoad"/><svg:title/><svg:desc/></draw:frame><draw:frame draw:z-index="252499968" draw:style-name="a171" draw:name="Input penna 183" text:anchor-type="paragraph" svg:x="1.13958in" svg:y="2.36528in" svg:width="0.34861in" svg:height="0.19792in" style:rel-width="scale" style:rel-height="scale"><draw:image xlink:href="media/image172.png" xlink:type="simple" xlink:show="embed" xlink:actuate="onLoad"/><svg:title/><svg:desc/></draw:frame><draw:frame draw:z-index="252496896" draw:style-name="a172" draw:name="Input penna 180" text:anchor-type="paragraph" svg:x="0.63819in" svg:y="2.33403in" svg:width="0.42847in" svg:height="0.20486in" style:rel-width="scale" style:rel-height="scale"><draw:image xlink:href="media/image173.png" xlink:type="simple" xlink:show="embed" xlink:actuate="onLoad"/><svg:title/><svg:desc/></draw:frame><draw:frame draw:z-index="252493824" draw:style-name="a173" draw:name="Input penna 177" text:anchor-type="paragraph" svg:x="-0.38819in" svg:y="2.15694in" svg:width="0.90903in" svg:height="0.48194in" style:rel-width="scale" style:rel-height="scale"><draw:image xlink:href="media/image174.png" xlink:type="simple" xlink:show="embed" xlink:actuate="onLoad"/><svg:title/><svg:desc/></draw:frame><draw:frame draw:z-index="252487680" draw:style-name="a174" draw:name="Input penna 171" text:anchor-type="paragraph" svg:x="3.59583in" svg:y="1.24236in" svg:width="2.41597in" svg:height="0.34097in" style:rel-width="scale" style:rel-height="scale"><draw:image xlink:href="media/image175.png" xlink:type="simple" xlink:show="embed" xlink:actuate="onLoad"/><svg:title/><svg:desc/></draw:frame><draw:frame draw:z-index="252471296" draw:style-name="a175" draw:name="Input penna 155" text:anchor-type="paragraph" svg:x="3.22708in" svg:y="1.40903in" svg:width="0.15208in" svg:height="0.12153in" style:rel-width="scale" style:rel-height="scale"><draw:image xlink:href="media/image176.png" xlink:type="simple" xlink:show="embed" xlink:actuate="onLoad"/><svg:title/><svg:desc/></draw:frame><draw:frame draw:z-index="252468224" draw:style-name="a176" draw:name="Input penna 152" text:anchor-type="paragraph" svg:x="2.76006in" svg:y="1.3536in" svg:width="0.17639in" svg:height="0.22917in" style:rel-width="scale" style:rel-height="scale"><draw:image xlink:href="media/image177.png" xlink:type="simple" xlink:show="embed" xlink:actuate="onLoad"/><svg:title/><svg:desc/></draw:frame><draw:frame draw:z-index="252467200" draw:style-name="a177" draw:name="Input penna 151" text:anchor-type="paragraph" svg:x="2.02569in" svg:y="1.14375in" svg:width="0.54722in" svg:height="0.47153in" style:rel-width="scale" style:rel-height="scale"><draw:image xlink:href="media/image178.png" xlink:type="simple" xlink:show="embed" xlink:actuate="onLoad"/><svg:title/><svg:desc/></draw:frame><draw:frame draw:z-index="252462080" draw:style-name="a178" draw:name="Input penna 146" text:anchor-type="paragraph" svg:x="1.62222in" svg:y="1.30694in" svg:width="0.20069in" svg:height="0.17014in" style:rel-width="scale" style:rel-height="scale"><draw:image xlink:href="media/image179.png" xlink:type="simple" xlink:show="embed" xlink:actuate="onLoad"/><svg:title/><svg:desc/></draw:frame><draw:frame draw:z-index="252459008" draw:style-name="a179" draw:name="Input penna 143" text:anchor-type="paragraph" svg:x="0.77708in" svg:y="1.05625in" svg:width="0.74861in" svg:height="0.60903in" style:rel-width="scale" style:rel-height="scale"><draw:image xlink:href="media/image180.png" xlink:type="simple" xlink:show="embed" xlink:actuate="onLoad"/><svg:title/><svg:desc/></draw:frame><draw:frame draw:z-index="252453888" draw:style-name="a180" draw:name="Input penna 137" text:anchor-type="paragraph" svg:x="0.89931in" svg:y="0.11319in" svg:width="0.47431in" svg:height="0.2375in" style:rel-width="scale" style:rel-height="scale"><draw:image xlink:href="media/image181.png" xlink:type="simple" xlink:show="embed" xlink:actuate="onLoad"/><svg:title/><svg:desc/></draw:frame><draw:frame draw:z-index="252450816" draw:style-name="a181" draw:name="Input penna 134" text:anchor-type="paragraph" svg:x="-0.24514in" svg:y="0.11528in" svg:width="0.93681in" svg:height="0.32569in" style:rel-width="scale" style:rel-height="scale"><draw:image xlink:href="media/image182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5" style:display-name="Tito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 Casu</dc:creator>
    <meta:creation-date>2022-09-27T08:03:00Z</meta:creation-date>
    <dc:date>2022-09-27T17:07:00Z</dc:date>
    <meta:template xlink:href="Normal.dotm" xlink:type="simple"/>
    <meta:editing-cycles>76</meta:editing-cycles>
    <meta:editing-duration>PT9000S</meta:editing-duration>
    <meta:document-statistic meta:page-count="4" meta:paragraph-count="1" meta:word-count="62" meta:character-count="421" meta:row-count="3" meta:non-whitespace-character-count="360"/>
  </office:meta>
</office:document-meta>
</file>